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6a9955" style:font-name="Consolas" fo:font-size="10.5pt" fo:font-weight="normal" fo:background-color="#1e1e1e"/>
    </style:style>
    <style:style style:name="P2" style:family="paragraph" style:parent-style-name="Standard">
      <style:text-properties fo:color="#6a9955" style:font-name="Consolas" fo:font-size="10.5pt" fo:font-weight="normal" officeooo:rsid="000c59bc" officeooo:paragraph-rsid="000c59bc" fo:background-color="#1e1e1e"/>
    </style:style>
    <style:style style:name="P3" style:family="paragraph" style:parent-style-name="Standard">
      <style:text-properties fo:color="#6a9955" style:font-name="Consolas" fo:font-size="10.5pt" fo:font-weight="normal" officeooo:rsid="000eac84" officeooo:paragraph-rsid="000eac84" fo:background-color="#1e1e1e"/>
    </style:style>
    <style:style style:name="P4" style:family="paragraph" style:parent-style-name="Standard">
      <style:paragraph-properties style:line-height-at-least="0.198in"/>
      <style:text-properties fo:color="#6a9955" fo:background-color="#1e1e1e"/>
    </style:style>
    <style:style style:name="P5" style:family="paragraph" style:parent-style-name="Standard">
      <style:text-properties officeooo:rsid="000c59bc" officeooo:paragraph-rsid="000c59bc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style:line-height-at-least="0.198in"/>
      <style:text-properties fo:color="#d4d4d4" style:font-name="Consolas" fo:font-size="10.5pt" fo:font-weight="normal" fo:background-color="#1e1e1e"/>
    </style:style>
    <style:style style:name="P8" style:family="paragraph" style:parent-style-name="Standard">
      <style:text-properties fo:color="#d4d4d4" style:font-name="Consolas" fo:font-size="10.5pt" fo:font-weight="normal" officeooo:rsid="000eac84" officeooo:paragraph-rsid="000c59bc" fo:background-color="#1e1e1e"/>
    </style:style>
    <style:style style:name="P9" style:family="paragraph" style:parent-style-name="Standard">
      <style:text-properties fo:color="#d4d4d4" style:font-name="Consolas" fo:font-size="10.5pt" fo:font-weight="normal" officeooo:rsid="000eac84" officeooo:paragraph-rsid="000eac84" fo:background-color="#1e1e1e"/>
    </style:style>
    <style:style style:name="P10" style:family="paragraph" style:parent-style-name="Standard">
      <style:paragraph-properties style:line-height-at-least="0.198in"/>
      <style:text-properties fo:color="#d4d4d4" fo:background-color="#1e1e1e"/>
    </style:style>
    <style:style style:name="P11" style:family="paragraph" style:parent-style-name="Standard">
      <style:text-properties officeooo:rsid="000eac84" officeooo:paragraph-rsid="000c59bc"/>
    </style:style>
    <style:style style:name="P12" style:family="paragraph" style:parent-style-name="Standard">
      <style:text-properties officeooo:rsid="000eac84" officeooo:paragraph-rsid="000eac84"/>
    </style:style>
    <style:style style:name="P13" style:family="paragraph" style:parent-style-name="Standard">
      <style:paragraph-properties style:line-height-at-least="0.198in"/>
      <style:text-properties fo:color="#d7ba7d" style:font-name="Consolas" fo:font-size="10.5pt" fo:font-weight="normal" fo:background-color="#1e1e1e"/>
    </style:style>
    <style:style style:name="P14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Consolas" fo:font-size="10.5pt" fo:font-weight="normal" fo:background-color="#1e1e1e"/>
    </style:style>
    <style:style style:name="P15" style:family="paragraph" style:parent-style-name="Standard">
      <style:text-properties officeooo:rsid="000eac84" officeooo:paragraph-rsid="000eac84"/>
    </style:style>
    <style:style style:name="P16" style:family="paragraph" style:parent-style-name="Standard">
      <style:text-properties officeooo:paragraph-rsid="000eac84"/>
    </style:style>
    <style:style style:name="P17" style:family="paragraph" style:parent-style-name="Standard">
      <style:text-properties officeooo:rsid="00119959" officeooo:paragraph-rsid="00119959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808080"/>
    </style:style>
    <style:style style:name="T3" style:family="text">
      <style:text-properties fo:color="#808080" style:font-name="Consolas" fo:font-size="10.5pt" fo:font-weight="normal"/>
    </style:style>
    <style:style style:name="T4" style:family="text">
      <style:text-properties fo:color="#569cd6"/>
    </style:style>
    <style:style style:name="T5" style:family="text">
      <style:text-properties fo:color="#569cd6" style:font-name="Consolas" fo:font-size="10.5pt" fo:font-weight="normal"/>
    </style:style>
    <style:style style:name="T6" style:family="text">
      <style:text-properties fo:color="#9cdcfe"/>
    </style:style>
    <style:style style:name="T7" style:family="text">
      <style:text-properties fo:color="#9cdcfe" style:font-name="Consolas" fo:font-size="10.5pt" fo:font-weight="normal"/>
    </style:style>
    <style:style style:name="T8" style:family="text">
      <style:text-properties fo:color="#ce9178"/>
    </style:style>
    <style:style style:name="T9" style:family="text">
      <style:text-properties fo:color="#ce9178" style:font-name="Consolas" fo:font-size="10.5pt" fo:font-weight="normal"/>
    </style:style>
    <style:style style:name="T10" style:family="text">
      <style:text-properties officeooo:rsid="000cea9e"/>
    </style:style>
    <style:style style:name="T11" style:family="text">
      <style:text-properties fo:color="#b5cea8"/>
    </style:style>
    <style:style style:name="T12" style:family="text">
      <style:text-properties fo:color="#b5cea8" style:font-name="Consolas" fo:font-size="10.5pt" fo:font-weight="normal"/>
    </style:style>
    <style:style style:name="T13" style:family="text">
      <style:text-properties fo:color="#d7ba7d"/>
    </style:style>
    <style:style style:name="T14" style:family="text">
      <style:text-properties fo:color="#d7ba7d" style:font-name="Consolas" fo:font-size="10.5pt" fo:font-weight="normal"/>
    </style:style>
    <style:style style:name="T15" style:family="text">
      <style:text-properties fo:color="#dcdcaa" style:font-name="Consolas" fo:font-size="10.5pt" fo:font-weight="normal"/>
    </style:style>
    <style:style style:name="T16" style:family="text">
      <style:text-properties fo:color="#c586c0"/>
    </style:style>
    <style:style style:name="T17" style:family="text">
      <style:text-properties fo:color="#6a9955" style:font-name="Consolas" fo:font-size="10.5pt" fo:font-weight="normal"/>
    </style:style>
    <style:style style:name="T18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19" style:family="text">
      <style:text-properties officeooo:rsid="000eac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<text:span text:style-name="T2">&lt;</text:span><text:span text:style-name="T4">div</text:span> <text:span text:style-name="T6">class</text:span>=<text:span text:style-name="T8">"BB-banner"</text:span> <text:span text:style-name="T6">styles</text:span>=<text:span text:style-name="T8">"max-width:40px"</text:span><text:span text:style-name="T2">&gt;</text:span></text:p>
      <text:p text:style-name="P10">  <text:span text:style-name="T3">&lt;</text:span><text:span text:style-name="T5">img</text:span><text:span text:style-name="T1"> </text:span><text:span text:style-name="T7">class</text:span><text:span text:style-name="T1">=</text:span><text:span text:style-name="T9">"BBSlide1"</text:span><text:span text:style-name="T1"> </text:span><text:span text:style-name="T7">src</text:span><text:span text:style-name="T1">=</text:span><text:span text:style-name="T9">"img_BB1.jpg.jpg"</text:span><text:span text:style-name="T1"> </text:span><text:span text:style-name="T7">style</text:span><text:span text:style-name="T1">=</text:span><text:span text:style-name="T9">"width:100%"</text:span><text:span text:style-name="T3">&gt;</text:span></text:p>
      <text:p text:style-name="P10">  <text:span text:style-name="T3">&lt;</text:span><text:span text:style-name="T5">img</text:span><text:span text:style-name="T1"> </text:span><text:span text:style-name="T7">class</text:span><text:span text:style-name="T1">=</text:span><text:span text:style-name="T9">"BBSlide2"</text:span><text:span text:style-name="T1"> </text:span><text:span text:style-name="T7">src</text:span><text:span text:style-name="T1">=</text:span><text:span text:style-name="T9">"img_BB2.jpg.jpg"</text:span><text:span text:style-name="T1"> </text:span><text:span text:style-name="T7">style</text:span><text:span text:style-name="T1">=</text:span><text:span text:style-name="T9">"width:100%"</text:span><text:span text:style-name="T3">&gt;</text:span></text:p>
      <text:p text:style-name="P7"><text:span text:style-name="T2">&lt;/</text:span><text:span text:style-name="T4">div</text:span><text:span text:style-name="T2">&gt;</text:span></text:p>
      <text:p text:style-name="P1"/>
      <text:p text:style-name="P1"/>
      <text:p text:style-name="P1"/>
      <text:p text:style-name="P1"/>
      <text:p text:style-name="P1">&lt;!--</text:p>
      <text:p text:style-name="P4">  <text:span text:style-name="T1">&lt;div id="Slider-banner"&gt;</text:span></text:p>
      <text:p text:style-name="P4"> <text:span text:style-name="T1">&lt;input type="radio" name="slider" id="slide1" checked&gt;</text:span></text:p>
      <text:p text:style-name="P4"> <text:span text:style-name="T1">&lt;input type="radio" name="slider" id="slider2"&gt;</text:span></text:p>
      <text:p text:style-name="P4"> <text:span text:style-name="T1">&lt;input type="radio" name="slider" id="slider3"&gt;</text:span></text:p>
      <text:p text:style-name="P4"> <text:span text:style-name="T1">&lt;input type="radio" name="slider" id="slider4"&gt;</text:span></text:p>
      <text:p text:style-name="P4"> <text:span text:style-name="T1">&lt;input type="radio" name="slider" id="slider5"&gt;</text:span></text:p>
      <text:p text:style-name="P4"> <text:span text:style-name="T1">&lt;input type="radio" name="slider" id="slider6"&gt;</text:span></text:p>
      <text:p text:style-name="P1">&lt;div id="slides"&gt;</text:p>
      <text:p text:style-name="P4">  <text:span text:style-name="T1">&lt;div id="overflow"&gt;</text:span></text:p>
      <text:p text:style-name="P4">    <text:span text:style-name="T1">&lt;div class="inner"&gt;</text:span></text:p>
      <text:p text:style-name="P4">      <text:span text:style-name="T1">&lt;div class="slide slide_1"&gt;</text:span></text:p>
      <text:p text:style-name="P4">        <text:span text:style-name="T1">&lt;div  class="slide content"&gt;</text:span></text:p>
      <text:p text:style-name="P4">          <text:span text:style-name="T1">&lt;img src="img_BB1.jpg.jpg"&gt;</text:span></text:p>
      <text:p text:style-name="P4">        <text:span text:style-name="T1">&lt;/div&gt;</text:span></text:p>
      <text:p text:style-name="P4">      <text:span text:style-name="T1">&lt;/div&gt;</text:span></text:p>
      <text:p text:style-name="P4">      <text:span text:style-name="T1">&lt;div class="slide slide_2"&gt;</text:span></text:p>
      <text:p text:style-name="P4">        <text:span text:style-name="T1">&lt;div class="slide content"&gt;</text:span></text:p>
      <text:p text:style-name="P4">          <text:span text:style-name="T1">&lt;img src="img_BB2.jpg.jpg"&gt;</text:span></text:p>
      <text:p text:style-name="P4">        <text:span text:style-name="T1">&lt;/div&gt;</text:span></text:p>
      <text:p text:style-name="P4">      <text:span text:style-name="T1">&lt;/div&gt;</text:span></text:p>
      <text:p text:style-name="P4">      <text:span text:style-name="T1">&lt;div class="slide slide_3"&gt;</text:span></text:p>
      <text:p text:style-name="P4">        <text:span text:style-name="T1">&lt;div class="slide content"&gt;</text:span></text:p>
      <text:p text:style-name="P4">          <text:span text:style-name="T1">&lt;h2&gt;DID YOUR KNOW?&lt;/h2&gt;</text:span></text:p>
      <text:p text:style-name="P4">          <text:span text:style-name="T1">&lt;p&gt;&lt;blockquote&gt;Children acquire knowledge of alphabet system not only through reading but also through writing&lt;/blockquote&gt;&lt;/p&gt;</text:span></text:p>
      <text:p text:style-name="P4">        <text:span text:style-name="T1">&lt;p&gt;&lt;center&gt;Read, 1971&lt;/center&gt;&lt;/p&gt;   </text:span></text:p>
      <text:p text:style-name="P4">       <text:span text:style-name="T1">&lt;/div&gt;</text:span></text:p>
      <text:p text:style-name="P4">      <text:span text:style-name="T1">&lt;/div&gt;</text:span></text:p>
      <text:p text:style-name="P4">      <text:span text:style-name="T1">&lt;div class="slide slide_4"&gt;</text:span></text:p>
      <text:p text:style-name="P4">        <text:span text:style-name="T1">&lt;div class="slide content"&gt;</text:span></text:p>
      <text:p text:style-name="P4">          <text:span text:style-name="T1">&lt;h2&gt;DID YOUR KNOW?&lt;/h2&gt;</text:span></text:p>
      <text:p text:style-name="P4">          <text:span text:style-name="T1">&lt;p&gt;&lt;blockquote&gt;Modular organisation in children brain is not present from the outset but develops gradually during learning.&lt;/blockquote&gt;&lt;/p&gt;</text:span></text:p>
      <text:p text:style-name="P4">          <text:span text:style-name="T1">&lt;p&gt;&lt;center&gt;D V M Bishop, 2000&lt;/center&gt;&lt;/p&gt;</text:span></text:p>
      <text:p text:style-name="P4">    <text:span text:style-name="T1">&lt;/div&gt;</text:span></text:p>
      <text:p text:style-name="P4">  <text:span text:style-name="T1">&lt;/div&gt;</text:span></text:p>
      <text:p text:style-name="P4">  <text:span text:style-name="T1">&lt;div class="slide slide_5"&gt;</text:span></text:p>
      <text:p text:style-name="P4"><text:soft-page-break/>    <text:span text:style-name="T1">&lt;div class="slide content"&gt;</text:span></text:p>
      <text:p text:style-name="P4">      <text:span text:style-name="T1">&lt;h2&gt;DID YOUR KNOW?&lt;/h2&gt;</text:span></text:p>
      <text:p text:style-name="P4">      <text:span text:style-name="T1">&lt;p&gt;&lt;blockquote&gt;Handwriting may facilitate reading acquisition in young children.&lt;/blockquote&gt;&lt;/p&gt;</text:span></text:p>
      <text:p text:style-name="P4">      <text:span text:style-name="T1">&lt;p&gt;&lt;center&gt;K H James &amp;amp; L Engelhardt,2012.&lt;/center&gt;&lt;/p&gt;</text:span></text:p>
      <text:p text:style-name="P1">&lt;/div&gt;</text:p>
      <text:p text:style-name="P1">&lt;/div&gt;</text:p>
      <text:p text:style-name="P1">&lt;div class="slide slide_6"&gt;</text:p>
      <text:p text:style-name="P4">  <text:span text:style-name="T1">&lt;div class="slide content"&gt;</text:span></text:p>
      <text:p text:style-name="P4">    <text:span text:style-name="T1">&lt;h2&gt;DID YOUR KNOW?&lt;/h2&gt;</text:span></text:p>
      <text:p text:style-name="P4">    <text:span text:style-name="T1">&lt;p&gt;&lt;blockquote&gt;Early delays in letter recognition significantly predict reading difficulties in later grade and contribute to the doagnosis of literacy delays in children.&lt;/blockquote&gt;&lt;/p&gt;</text:span></text:p>
      <text:p text:style-name="P4">    <text:span text:style-name="T1">&lt;p&gt;&lt;center&gt;R E O'Connor, Jr Jenkins,1999 &amp;amp; H W Catts et al.,2001&gt;&lt;/center&gt;&lt;/p&gt;</text:span></text:p>
      <text:p text:style-name="P4">    <text:span text:style-name="T1">&lt;input type=""&gt;</text:span></text:p>
      <text:p text:style-name="P4">  <text:span text:style-name="T1">&lt;/div&gt;</text:span></text:p>
      <text:p text:style-name="P4">  <text:span text:style-name="T1">&lt;/div&gt;</text:span></text:p>
      <text:p text:style-name="P4">  <text:span text:style-name="T1">&lt;/div&gt;</text:span></text:p>
      <text:p text:style-name="P1">&lt;/div&gt;</text:p>
      <text:p text:style-name="P1">&lt;div id="co<text:span text:style-name="T10">ntrol”&gt;</text:span></text:p>
      <text:p text:style-name="P4">  <text:span text:style-name="T1">&lt;label for="slide1"&gt;&lt;/label&gt;</text:span></text:p>
      <text:p text:style-name="P4">  <text:span text:style-name="T1">&lt;label for="slide2"&gt;&lt;/label&gt;</text:span></text:p>
      <text:p text:style-name="P4">  <text:span text:style-name="T1">&lt;label for="slide3"&gt;&lt;/label&gt;</text:span></text:p>
      <text:p text:style-name="P4">  <text:span text:style-name="T1">&lt;label for="slide4"&gt;&lt;/label&gt;</text:span></text:p>
      <text:p text:style-name="P4">  <text:span text:style-name="T1">&lt;label for="slide5"&gt;&lt;/label&gt;</text:span></text:p>
      <text:p text:style-name="P4">  <text:span text:style-name="T1">&lt;label for="slide6"&gt;&lt;/label&gt;</text:span></text:p>
      <text:p text:style-name="P1">&lt;/div&gt;</text:p>
      <text:p text:style-name="P1">&lt;div id="bullet"&gt;</text:p>
      <text:p text:style-name="P4">  <text:span text:style-name="T1">&lt;label for="slide1"&gt;&lt;/label&gt;</text:span></text:p>
      <text:p text:style-name="P4">  <text:span text:style-name="T1">&lt;label for="slide2"&gt;&lt;/label&gt;</text:span></text:p>
      <text:p text:style-name="P4">  <text:span text:style-name="T1">&lt;label for="slide3"&gt;&lt;/label&gt;</text:span></text:p>
      <text:p text:style-name="P4">  <text:span text:style-name="T1">&lt;label for="slide4"&gt;&lt;/label&gt;</text:span></text:p>
      <text:p text:style-name="P4">  <text:span text:style-name="T1">&lt;label for="slide5"&gt;&lt;/label&gt;</text:span></text:p>
      <text:p text:style-name="P4">  <text:span text:style-name="T1">&lt;label for="slide6"&gt;&lt;/label&gt;</text:span></text:p>
      <text:p text:style-name="P1">&lt;/div&gt;</text:p>
      <text:p text:style-name="P1">--&gt;</text:p>
      <text:p text:style-name="P5">CSS</text:p>
      <text:p text:style-name="P5"/>
      <text:p text:style-name="P5"/>
      <text:p text:style-name="P2">/*</text:p>
      <text:p text:style-name="P1">#slider-banner{</text:p>
      <text:p text:style-name="P4">    <text:span text:style-name="T1">margin:0 auto;</text:span></text:p>
      <text:p text:style-name="P4">    <text:span text:style-name="T1">width: 800px;</text:span></text:p>
      <text:p text:style-name="P4">    <text:span text:style-name="T1">max-width: 100%;</text:span></text:p>
      <text:p text:style-name="P4">    <text:span text:style-name="T1">text-align:center;</text:span></text:p>
      <text:p text:style-name="P1">}</text:p>
      <text:p text:style-name="P1">#slide input [type=image]{</text:p>
      <text:p text:style-name="P4"><text:soft-page-break/>    <text:span text:style-name="T1">display: none;</text:span></text:p>
      <text:p text:style-name="P1">}</text:p>
      <text:p text:style-name="P1">#slide input[type=radio]</text:p>
      <text:p text:style-name="P4">    <text:span text:style-name="T1">{</text:span></text:p>
      <text:p text:style-name="P4">        <text:span text:style-name="T1">display:none;</text:span></text:p>
      <text:p text:style-name="P4">    <text:span text:style-name="T1">}</text:span></text:p>
      <text:p text:style-name="P1">#slide label {</text:p>
      <text:p text:style-name="P4">    <text:span text:style-name="T1">cursor: pointer;</text:span></text:p>
      <text:p text:style-name="P4">    <text:span text:style-name="T1">text-decoration:none;</text:span></text:p>
      <text:p text:style-name="P1">}</text:p>
      <text:p text:style-name="P1">#slides {</text:p>
      <text:p text:style-name="P4">    <text:span text:style-name="T1">padding:30px;</text:span></text:p>
      <text:p text:style-name="P4">    <text:span text:style-name="T1">border:3px solid #ccc;</text:span></text:p>
      <text:p text:style-name="P4">    <text:span text:style-name="T1">background: #fff;</text:span></text:p>
      <text:p text:style-name="P4">    <text:span text:style-name="T1">position:relative;</text:span></text:p>
      <text:p text:style-name="P4">    <text:span text:style-name="T1">z-index:1;</text:span></text:p>
      <text:p text:style-name="P1">}</text:p>
      <text:p text:style-name="P1">#overflow {</text:p>
      <text:p text:style-name="P4">    <text:span text:style-name="T1">width:100%;</text:span></text:p>
      <text:p text:style-name="P4">    <text:span text:style-name="T1">overflow:hidden;</text:span></text:p>
      <text:p text:style-name="P1">}</text:p>
      <text:p text:style-name="P1">#slide1:checked ~#slide .inner{</text:p>
      <text:p text:style-name="P4">    <text:span text:style-name="T1">margin-left:0;</text:span></text:p>
      <text:p text:style-name="P1">}</text:p>
      <text:p text:style-name="P1">#slide2:checked ~ #slide .inner{</text:p>
      <text:p text:style-name="P4">    <text:span text:style-name="T1">margin-left:-100%;</text:span></text:p>
      <text:p text:style-name="P1">}</text:p>
      <text:p text:style-name="P1">#slide3:checked ~ #slide .inner{</text:p>
      <text:p text:style-name="P4">    <text:span text:style-name="T1">margin-left:-200%;</text:span></text:p>
      <text:p text:style-name="P1">}</text:p>
      <text:p text:style-name="P1">#slide4:checked ~ #slide .inner{</text:p>
      <text:p text:style-name="P4">    <text:span text:style-name="T1">margin-left:-300%;</text:span></text:p>
      <text:p text:style-name="P1">}</text:p>
      <text:p text:style-name="P1">#slide5:checked ~ #slide .inner{</text:p>
      <text:p text:style-name="P4">    <text:span text:style-name="T1">margin-left:-400%;</text:span></text:p>
      <text:p text:style-name="P1">}</text:p>
      <text:p text:style-name="P1">#slide6:checked ~ #slide .inner{</text:p>
      <text:p text:style-name="P4">    <text:span text:style-name="T1">margin-left:-500%;</text:span></text:p>
      <text:p text:style-name="P1">}</text:p>
      <text:p text:style-name="P1">#slide .inner{</text:p>
      <text:p text:style-name="P4">    <text:span text:style-name="T1">transition:margin-left 800ms cubic-bezier(0.770, 0.000. 0.175, 1.000);</text:span></text:p>
      <text:p text:style-name="P4">    <text:span text:style-name="T1">width:400%;</text:span></text:p>
      <text:p text:style-name="P4">    <text:span text:style-name="T1">line-height:0;</text:span></text:p>
      <text:p text:style-name="P4">    <text:span text:style-name="T1">height:300px;</text:span></text:p>
      <text:p text:style-name="P1">}</text:p>
      <text:p text:style-name="P1">#slide .slide{</text:p>
      <text:p text:style-name="P4">    <text:span text:style-name="T1">width:25%;</text:span></text:p>
      <text:p text:style-name="P4"><text:soft-page-break/>    <text:span text:style-name="T1">float:left;</text:span></text:p>
      <text:p text:style-name="P4">    <text:span text:style-name="T1">display:flex;</text:span></text:p>
      <text:p text:style-name="P4">    <text:span text:style-name="T1">justify-content:center;</text:span></text:p>
      <text:p text:style-name="P4">    <text:span text:style-name="T1">align-items:center;</text:span></text:p>
      <text:p text:style-name="P4">    <text:span text:style-name="T1">height:100%;</text:span></text:p>
      <text:p text:style-name="P4">    <text:span text:style-name="T1">color:#fff;</text:span></text:p>
      <text:p text:style-name="P1">}</text:p>
      <text:p text:style-name="P1">#slides .slide_1{</text:p>
      <text:p text:style-name="P4">    <text:span text:style-name="T1">background:none;</text:span></text:p>
      <text:p text:style-name="P6"/>
      <text:p text:style-name="P1">}</text:p>
      <text:p text:style-name="P1">#slides .slide_2{</text:p>
      <text:p text:style-name="P4">    <text:span text:style-name="T1">background: none;</text:span></text:p>
      <text:p text:style-name="P1">}</text:p>
      <text:p text:style-name="P1">#slides .slide_3{</text:p>
      <text:p text:style-name="P4">    <text:span text:style-name="T1">background:#00171F;</text:span></text:p>
      <text:p text:style-name="P1">}</text:p>
      <text:p text:style-name="P1">#slides .slide_4{</text:p>
      <text:p text:style-name="P4">    <text:span text:style-name="T1">background:#003495;</text:span></text:p>
      <text:p text:style-name="P1">}</text:p>
      <text:p text:style-name="P1">#slides .slide_5{</text:p>
      <text:p text:style-name="P4">    <text:span text:style-name="T1">background:#007EA7;</text:span></text:p>
      <text:p text:style-name="P1">}</text:p>
      <text:p text:style-name="P1">#slides .slide_6{</text:p>
      <text:p text:style-name="P4">    <text:span text:style-name="T1">background:#00A8E8;</text:span></text:p>
      <text:p text:style-name="P1">}</text:p>
      <text:p text:style-name="P1">.slide-content{</text:p>
      <text:p text:style-name="P4">    <text:span text:style-name="T1">padding:10px;</text:span></text:p>
      <text:p text:style-name="P1">}</text:p>
      <text:p text:style-name="P1">#control{</text:p>
      <text:p text:style-name="P4">    <text:span text:style-name="T1">margin:-180px 0 0 0;</text:span></text:p>
      <text:p text:style-name="P4">    <text:span text:style-name="T1">width:100%;</text:span></text:p>
      <text:p text:style-name="P4">    <text:span text:style-name="T1">height:50px;</text:span></text:p>
      <text:p text:style-name="P4">    <text:span text:style-name="T1">z-index:3;</text:span></text:p>
      <text:p text:style-name="P4">    <text:span text:style-name="T1">position:relative;</text:span></text:p>
      <text:p text:style-name="P1">}</text:p>
      <text:p text:style-name="P1">#controls label{</text:p>
      <text:p text:style-name="P4">    <text:span text:style-name="T1">transition:opacity 0.25 ease-out;</text:span></text:p>
      <text:p text:style-name="P4">    <text:span text:style-name="T1">display:none;</text:span></text:p>
      <text:p text:style-name="P4">    <text:span text:style-name="T1">height:50px;</text:span></text:p>
      <text:p text:style-name="P4">    <text:span text:style-name="T1">opacity:-4;</text:span></text:p>
      <text:p text:style-name="P1">}</text:p>
      <text:p text:style-name="P1">#controls label:hover{</text:p>
      <text:p text:style-name="P1">opacity:1;</text:p>
      <text:p text:style-name="P1">}</text:p>
      <text:p text:style-name="P1">#slide1:checked ~ controls label:nth-child(2)</text:p>
      <text:p text:style-name="P1">#slide2:checked ~ controls label:nth-child(3)</text:p>
      <text:p text:style-name="P1"><text:soft-page-break/>#slide3:checked ~ controls label:nth-child(4)</text:p>
      <text:p text:style-name="P1">#slide4:checked ~ controls label:nth-child(5)</text:p>
      <text:p text:style-name="P1">#slide5:checked ~ controls label:nth-child(6)</text:p>
      <text:p text:style-name="P1">#slide6:checked ~ controls label:nth-child(1){</text:p>
      <text:p text:style-name="P4">    <text:span text:style-name="T1">background:url(https://image.flaticon.com/icons/svg/130/130884.svg) no-repeat;</text:span></text:p>
      <text:p text:style-name="P4">    <text:span text:style-name="T1">float:right;</text:span></text:p>
      <text:p text:style-name="P4">    <text:span text:style-name="T1">margin:0 -50px 0 0;</text:span></text:p>
      <text:p text:style-name="P4">    <text:span text:style-name="T1">display:block;</text:span></text:p>
      <text:p text:style-name="P6"/>
      <text:p text:style-name="P1">}</text:p>
      <text:p text:style-name="P1">#slide1:checked ~ controls label:nth-last-child(2)</text:p>
      <text:p text:style-name="P1">#slide2:checked ~ controls label:nth-last-child(3)</text:p>
      <text:p text:style-name="P1">#slide3:checked ~ controls label:nth-last-child(4)</text:p>
      <text:p text:style-name="P1">#slide4:checked ~ controls label:nth-last-child(5)</text:p>
      <text:p text:style-name="P1">#slide5:checked ~ controls label:nth-last-child(6)</text:p>
      <text:p text:style-name="P1">#slide6:checked ~ controls label:nth-last-child(1){</text:p>
      <text:p text:style-name="P4">    <text:span text:style-name="T1">background:url(https://image.flaticon.com/icons/svg/130/130882.svg) no-repeat;</text:span></text:p>
      <text:p text:style-name="P4">    <text:span text:style-name="T1">float:left;</text:span></text:p>
      <text:p text:style-name="P4">    <text:span text:style-name="T1">margin: 0 0 0 -50px;</text:span></text:p>
      <text:p text:style-name="P4">    <text:span text:style-name="T1">display:block;</text:span></text:p>
      <text:p text:style-name="P6"/>
      <text:p text:style-name="P1">}</text:p>
      <text:p text:style-name="P1">#bullets  {</text:p>
      <text:p text:style-name="P4"> <text:span text:style-name="T1">margin: 150px 0 0;   </text:span></text:p>
      <text:p text:style-name="P4">  <text:span text:style-name="T1">text-align:center;</text:span></text:p>
      <text:p text:style-name="P1">}</text:p>
      <text:p text:style-name="P1">#bullets label {</text:p>
      <text:p text:style-name="P4">    <text:span text:style-name="T1">display:inline-block;</text:span></text:p>
      <text:p text:style-name="P4">    <text:span text:style-name="T1">width: 10px;</text:span></text:p>
      <text:p text:style-name="P4">    <text:span text:style-name="T1">height:10px;</text:span></text:p>
      <text:p text:style-name="P4">    <text:span text:style-name="T1">border-radius:100%;</text:span></text:p>
      <text:p text:style-name="P4">    <text:span text:style-name="T1">background:#ccc;</text:span></text:p>
      <text:p text:style-name="P4">    <text:span text:style-name="T1">margin:0 10px;</text:span></text:p>
      <text:p text:style-name="P1">}</text:p>
      <text:p text:style-name="P1">#slide1:checked ~ #controls label:nth-child(2)</text:p>
      <text:p text:style-name="P1">#slide2:checked ~ #controls label:nth-child(3)</text:p>
      <text:p text:style-name="P1">#slide3:checked ~ #controls label:nth-child(4)</text:p>
      <text:p text:style-name="P1">#slide4:checked ~ #controls label:nth-child(5)</text:p>
      <text:p text:style-name="P1">#slide5:checked ~ #controls label:nth-child(6)</text:p>
      <text:p text:style-name="P1">#slide6:checked ~ #controls label:nth-child(1){</text:p>
      <text:p text:style-name="P1">background:#444;</text:p>
      <text:p text:style-name="P1">}</text:p>
      <text:p text:style-name="P4"> <text:span text:style-name="T1">@media screen and (max-width:900px){</text:span></text:p>
      <text:p text:style-name="P4">    <text:span text:style-name="T1">#slide1:checked ~ #controls label:nth-child(2)</text:span></text:p>
      <text:p text:style-name="P4">    <text:span text:style-name="T1">#slide2:checked ~ #controls label:nth-child(3)</text:span></text:p>
      <text:p text:style-name="P4">    <text:span text:style-name="T1">#slide3:checked ~ #controls label:nth-child(4)</text:span></text:p>
      <text:p text:style-name="P4">    <text:span text:style-name="T1">#slide4:checked ~ #controls label:nth-child(5)</text:span></text:p>
      <text:p text:style-name="P4"><text:soft-page-break/>    <text:span text:style-name="T1">#slide5:checked ~ #controls label:nth-child(6)</text:span></text:p>
      <text:p text:style-name="P4">    <text:span text:style-name="T1">#slide6:checked ~ #controls label:nth-child(1)</text:span></text:p>
      <text:p text:style-name="P4">    <text:span text:style-name="T1">#slide1:checked ~ #controls label:nth-last-child(2)</text:span></text:p>
      <text:p text:style-name="P4">    <text:span text:style-name="T1">#slide2:checked ~ #controls label:nth-last-child(3)</text:span></text:p>
      <text:p text:style-name="P4">    <text:span text:style-name="T1">#slide3:checked ~ #controls label:nth-last-child(4)</text:span></text:p>
      <text:p text:style-name="P4">    <text:span text:style-name="T1">#slide4:checked ~ #controls label:nth-last-child(5)</text:span></text:p>
      <text:p text:style-name="P4">    <text:span text:style-name="T1">#slide5:checked ~ #controls label:nth-last-child(6)</text:span></text:p>
      <text:p text:style-name="P4">    <text:span text:style-name="T1">#slide6:checked ~ #controls label:nth-last-child(1){</text:span></text:p>
      <text:p text:style-name="P4">          <text:span text:style-name="T1">margin:0;</text:span></text:p>
      <text:p text:style-name="P4">    <text:span text:style-name="T1">}</text:span></text:p>
      <text:p text:style-name="P1">}</text:p>
      <text:p text:style-name="P4">    </text:p>
      <text:p text:style-name="P1">*/</text:p>
      <text:p text:style-name="P11">Homepage -CSS</text:p>
      <text:p text:style-name="P11"/>
      <text:p text:style-name="P8"><text:span text:style-name="T4">*</text:span>{</text:p>
      <text:p text:style-name="P10">    <text:span text:style-name="T7">margin</text:span><text:span text:style-name="T1">:</text:span><text:span text:style-name="T12">0</text:span><text:span text:style-name="T1">;</text:span></text:p>
      <text:p text:style-name="P10">    <text:span text:style-name="T7">padding</text:span><text:span text:style-name="T1">:</text:span><text:span text:style-name="T12">5px</text:span><text:span text:style-name="T1">;</text:span></text:p>
      <text:p text:style-name="P7">}</text:p>
      <text:p text:style-name="P13">body</text:p>
      <text:p text:style-name="P7">{</text:p>
      <text:p text:style-name="P7"><text:span text:style-name="T6">background</text:span>:<text:span text:style-name="T8">none</text:span> <text:span text:style-name="T8">repeat</text:span> <text:span text:style-name="T8">scroll</text:span> <text:span text:style-name="T11">0</text:span> <text:span text:style-name="T11">0</text:span>;</text:p>
      <text:p text:style-name="P7"><text:span text:style-name="T6">font-family</text:span>: <text:span text:style-name="T8">verdana</text:span>, <text:span text:style-name="T8">sans-serif</text:span>;</text:p>
      <text:p text:style-name="P7"><text:span text:style-name="T6">font-size</text:span>:<text:span text:style-name="T11">15px</text:span>;</text:p>
      <text:p text:style-name="P7"><text:span text:style-name="T6">font-weight</text:span>:<text:span text:style-name="T11">400px</text:span>;</text:p>
      <text:p text:style-name="P7"><text:span text:style-name="T6">line-height</text:span>:<text:span text:style-name="T11">1.5em</text:span>;</text:p>
      <text:p text:style-name="P7"><text:span text:style-name="T6">background-color</text:span>: <text:span text:style-name="T8">black</text:span>;</text:p>
      <text:p text:style-name="P7">}</text:p>
      <text:p text:style-name="P13">img</text:p>
      <text:p text:style-name="P7">{</text:p>
      <text:p text:style-name="P7"><text:span text:style-name="T6">height</text:span>: <text:span text:style-name="T11">50%</text:span>;</text:p>
      <text:p text:style-name="P7"><text:span text:style-name="T6">width</text:span>:<text:span text:style-name="T11">50%</text:span>;</text:p>
      <text:p text:style-name="P7"><text:span text:style-name="T6">border-bottom</text:span>: <text:span text:style-name="T11">1px</text:span> <text:span text:style-name="T8">solid</text:span> <text:span text:style-name="T8">black</text:span> ;</text:p>
      <text:p text:style-name="P7">}</text:p>
      <text:p text:style-name="P14"><text:line-break/><text:line-break/></text:p>
      <text:p text:style-name="P7"><text:span text:style-name="T13">nav</text:span> <text:span text:style-name="T13">ul</text:span>{</text:p>
      <text:p text:style-name="P10">    <text:span text:style-name="T7">background-color</text:span><text:span text:style-name="T1">:</text:span><text:span text:style-name="T9">none</text:span><text:span text:style-name="T1">;</text:span></text:p>
      <text:p text:style-name="P10">    <text:span text:style-name="T7">margin</text:span><text:span text:style-name="T1">: </text:span><text:span text:style-name="T12">0</text:span><text:span text:style-name="T1"> </text:span><text:span text:style-name="T9">auto</text:span><text:span text:style-name="T1">;</text:span></text:p>
      <text:p text:style-name="P10">    <text:span text:style-name="T7">display</text:span><text:span text:style-name="T1">: </text:span><text:span text:style-name="T9">inline</text:span><text:span text:style-name="T1">;</text:span></text:p>
      <text:p text:style-name="P7">}</text:p>
      <text:p text:style-name="P6"/>
      <text:p text:style-name="P7"><text:span text:style-name="T13">nav</text:span> <text:span text:style-name="T13">ul</text:span> <text:span text:style-name="T13">li</text:span>{</text:p>
      <text:p text:style-name="P10">    <text:span text:style-name="T7">list-style-type</text:span><text:span text:style-name="T1">:</text:span><text:span text:style-name="T9">none</text:span><text:span text:style-name="T1">;</text:span></text:p>
      <text:p text:style-name="P10">    <text:span text:style-name="T7">display</text:span><text:span text:style-name="T1">:</text:span><text:span text:style-name="T9">inline-block</text:span><text:span text:style-name="T1">;</text:span></text:p>
      <text:p text:style-name="P10"><text:soft-page-break/>    <text:span text:style-name="T7">padding</text:span><text:span text:style-name="T1">:</text:span><text:span text:style-name="T12">0</text:span><text:span text:style-name="T1"> </text:span><text:span text:style-name="T12">5%</text:span><text:span text:style-name="T1">;</text:span></text:p>
      <text:p text:style-name="P10">    </text:p>
      <text:p text:style-name="P7">}</text:p>
      <text:p text:style-name="P7"><text:span text:style-name="T13">nav</text:span> <text:span text:style-name="T13">ul</text:span> <text:span text:style-name="T13">li</text:span> <text:span text:style-name="T13">a:visited</text:span>{</text:p>
      <text:p text:style-name="P10">    <text:span text:style-name="T7">color</text:span><text:span text:style-name="T1">:</text:span><text:span text:style-name="T9">lightblue</text:span><text:span text:style-name="T1">;</text:span></text:p>
      <text:p text:style-name="P7">}</text:p>
      <text:p text:style-name="P7"><text:span text:style-name="T13">nav</text:span> <text:span text:style-name="T13">ul</text:span> <text:span text:style-name="T13">li</text:span> <text:span text:style-name="T13">a:hover</text:span> {</text:p>
      <text:p text:style-name="P10">    <text:span text:style-name="T7">color</text:span><text:span text:style-name="T1">:</text:span><text:span text:style-name="T9">purple</text:span><text:span text:style-name="T1">;</text:span></text:p>
      <text:p text:style-name="P10">    <text:span text:style-name="T7">font-family</text:span><text:span text:style-name="T1">:</text:span><text:span text:style-name="T9">verdana</text:span><text:span text:style-name="T1">, san </text:span><text:span text:style-name="T9">serif</text:span><text:span text:style-name="T1">;</text:span></text:p>
      <text:p text:style-name="P7">}</text:p>
      <text:p text:style-name="P7"><text:span text:style-name="T13">.top-navbar1</text:span>{</text:p>
      <text:p text:style-name="P10">    <text:span text:style-name="T7">margin</text:span><text:span text:style-name="T1">:</text:span><text:span text:style-name="T12">0</text:span><text:span text:style-name="T1"> </text:span><text:span text:style-name="T9">auto</text:span><text:span text:style-name="T1">;</text:span></text:p>
      <text:p text:style-name="P10">    <text:span text:style-name="T7">width</text:span><text:span text:style-name="T1">:</text:span><text:span text:style-name="T12">1170px</text:span><text:span text:style-name="T1">;</text:span></text:p>
      <text:p text:style-name="P7">}</text:p>
      <text:p text:style-name="P7"><text:span text:style-name="T13">.top-navbar1</text:span> <text:span text:style-name="T13">ul</text:span>{</text:p>
      <text:p text:style-name="P10">    <text:span text:style-name="T7">margin</text:span><text:span text:style-name="T1">:</text:span><text:span text:style-name="T12">0</text:span><text:span text:style-name="T1">;</text:span></text:p>
      <text:p text:style-name="P10">    <text:span text:style-name="T7">padding</text:span><text:span text:style-name="T1">:</text:span><text:span text:style-name="T12">80px</text:span><text:span text:style-name="T1">;</text:span></text:p>
      <text:p text:style-name="P10">    <text:span text:style-name="T7">list-style</text:span><text:span text:style-name="T1">:</text:span><text:span text:style-name="T9">none</text:span><text:span text:style-name="T1">;</text:span></text:p>
      <text:p text:style-name="P10">    <text:span text:style-name="T7">text-align</text:span><text:span text:style-name="T1">:</text:span><text:span text:style-name="T9">right</text:span><text:span text:style-name="T1">;</text:span></text:p>
      <text:p text:style-name="P7">}</text:p>
      <text:p text:style-name="P7"><text:span text:style-name="T13">.top-navbar1</text:span> <text:span text:style-name="T13">ul</text:span> <text:span text:style-name="T13">li</text:span>{</text:p>
      <text:p text:style-name="P10">    <text:span text:style-name="T7">float</text:span><text:span text:style-name="T1">:</text:span><text:span text:style-name="T9">none</text:span><text:span text:style-name="T1">;</text:span></text:p>
      <text:p text:style-name="P10">    <text:span text:style-name="T7">display</text:span><text:span text:style-name="T1">:</text:span><text:span text:style-name="T9">inline-block</text:span><text:span text:style-name="T1">;</text:span></text:p>
      <text:p text:style-name="P7">}</text:p>
      <text:p text:style-name="P7"><text:span text:style-name="T13">.top-navbar1</text:span> <text:span text:style-name="T13">ul</text:span> <text:span text:style-name="T13">li:nth-child</text:span>(<text:span text:style-name="T11">1</text:span>){</text:p>
      <text:p text:style-name="P10">    <text:span text:style-name="T7">float</text:span><text:span text:style-name="T1">:</text:span><text:span text:style-name="T9">left</text:span><text:span text:style-name="T1">;</text:span></text:p>
      <text:p text:style-name="P7">}</text:p>
      <text:p text:style-name="P7"><text:span text:style-name="T13">.top-navbar1</text:span> <text:span text:style-name="T13">ul</text:span> <text:span text:style-name="T13">li:nth-child</text:span>(<text:span text:style-name="T11">2</text:span>){</text:p>
      <text:p text:style-name="P10">    <text:span text:style-name="T7">float</text:span><text:span text:style-name="T1">:</text:span><text:span text:style-name="T9">left</text:span><text:span text:style-name="T1">;</text:span></text:p>
      <text:p text:style-name="P7">}</text:p>
      <text:p text:style-name="P7"><text:span text:style-name="T13">.top-navbar1</text:span> <text:span text:style-name="T13">ul</text:span> <text:span text:style-name="T13">li:nth-child</text:span>(<text:span text:style-name="T11">3</text:span>){</text:p>
      <text:p text:style-name="P10">    <text:span text:style-name="T7">float</text:span><text:span text:style-name="T1">:</text:span><text:span text:style-name="T9">left</text:span><text:span text:style-name="T1">;</text:span></text:p>
      <text:p text:style-name="P7">}</text:p>
      <text:p text:style-name="P7"><text:span text:style-name="T13">.top.navbar1</text:span> <text:span text:style-name="T13">ul</text:span> <text:span text:style-name="T13">li</text:span> <text:span text:style-name="T13">a</text:span>{</text:p>
      <text:p text:style-name="P10">    <text:span text:style-name="T7">color</text:span><text:span text:style-name="T1">:</text:span><text:span text:style-name="T9">#262626</text:span><text:span text:style-name="T1">;</text:span></text:p>
      <text:p text:style-name="P10">    <text:span text:style-name="T7">font-size</text:span><text:span text:style-name="T1">:</text:span><text:span text:style-name="T12">20px</text:span><text:span text:style-name="T1">;</text:span></text:p>
      <text:p text:style-name="P10">    <text:span text:style-name="T7">text-transform</text:span><text:span text:style-name="T1">:</text:span><text:span text:style-name="T9">uppercase</text:span><text:span text:style-name="T1">;</text:span></text:p>
      <text:p text:style-name="P10">    <text:span text:style-name="T7">text-decoration</text:span><text:span text:style-name="T1">:</text:span><text:span text:style-name="T9">none</text:span><text:span text:style-name="T1">;</text:span></text:p>
      <text:p text:style-name="P10">    <text:span text:style-name="T7">display</text:span><text:span text:style-name="T1">:</text:span><text:span text:style-name="T9">block</text:span><text:span text:style-name="T1">;</text:span></text:p>
      <text:p text:style-name="P10">    <text:span text:style-name="T7">padding</text:span><text:span text:style-name="T1">:</text:span><text:span text:style-name="T12">10px</text:span><text:span text:style-name="T1"> </text:span><text:span text:style-name="T12">20px</text:span><text:span text:style-name="T1">;</text:span></text:p>
      <text:p text:style-name="P7">}</text:p>
      <text:p text:style-name="P7"><text:span text:style-name="T13">.top-navbar1</text:span> <text:span text:style-name="T13">ul</text:span> <text:span text:style-name="T13">li</text:span> <text:span text:style-name="T13">a:hover</text:span>{</text:p>
      <text:p text:style-name="P10">    <text:span text:style-name="T7">color</text:span><text:span text:style-name="T1">:</text:span><text:span text:style-name="T9">purple</text:span><text:span text:style-name="T1">;</text:span></text:p>
      <text:p text:style-name="P7">}</text:p>
      <text:p text:style-name="P7"><text:span text:style-name="T13">#navbar1</text:span>{</text:p>
      <text:p text:style-name="P10">    <text:span text:style-name="T7">width</text:span><text:span text:style-name="T1">:</text:span><text:span text:style-name="T12">100%</text:span><text:span text:style-name="T1">;</text:span></text:p>
      <text:p text:style-name="P10">    <text:span text:style-name="T7">position</text:span><text:span text:style-name="T1">:</text:span><text:span text:style-name="T9">relative</text:span><text:span text:style-name="T1">;</text:span></text:p>
      <text:p text:style-name="P7"><text:soft-page-break/>}</text:p>
      <text:p text:style-name="P7"><text:span text:style-name="T13">.logo-area</text:span>{</text:p>
      <text:p text:style-name="P10">    <text:span text:style-name="T7">width</text:span><text:span text:style-name="T1">:-</text:span><text:span text:style-name="T12">150px</text:span><text:span text:style-name="T1">;</text:span></text:p>
      <text:p text:style-name="P10">    <text:span text:style-name="T7">height</text:span><text:span text:style-name="T1">:-</text:span><text:span text:style-name="T12">150px</text:span><text:span text:style-name="T1">;</text:span></text:p>
      <text:p text:style-name="P10">    <text:span text:style-name="T7">position</text:span><text:span text:style-name="T1">:</text:span><text:span text:style-name="T9">absolute</text:span><text:span text:style-name="T1">;</text:span></text:p>
      <text:p text:style-name="P10">    <text:span text:style-name="T7">left</text:span><text:span text:style-name="T1">:</text:span><text:span text:style-name="T12">50%</text:span><text:span text:style-name="T1">;</text:span></text:p>
      <text:p text:style-name="P10">    <text:span text:style-name="T7">top</text:span><text:span text:style-name="T1">:</text:span><text:span text:style-name="T12">0</text:span><text:span text:style-name="T1">;</text:span></text:p>
      <text:p text:style-name="P10">    <text:span text:style-name="T7">content</text:span><text:span text:style-name="T1">:</text:span><text:span text:style-name="T9">""</text:span><text:span text:style-name="T1">;</text:span></text:p>
      <text:p text:style-name="P10">    <text:span text:style-name="T7">margin-left</text:span><text:span text:style-name="T1">:</text:span><text:span text:style-name="T12">-125px</text:span><text:span text:style-name="T1">;</text:span></text:p>
      <text:p text:style-name="P10">    <text:span text:style-name="T7">text-align</text:span><text:span text:style-name="T1">:</text:span><text:span text:style-name="T9">center</text:span><text:span text:style-name="T1">;</text:span></text:p>
      <text:p text:style-name="P7">}</text:p>
      <text:p text:style-name="P6"/>
      <text:p text:style-name="P7"><text:span text:style-name="T13">body</text:span>{</text:p>
      <text:p text:style-name="P10">    <text:span text:style-name="T7">width</text:span><text:span text:style-name="T1">:</text:span><text:span text:style-name="T12">100%</text:span><text:span text:style-name="T1">;</text:span></text:p>
      <text:p text:style-name="P10">    <text:span text:style-name="T7">height</text:span><text:span text:style-name="T1">:</text:span><text:span text:style-name="T12">100%</text:span><text:span text:style-name="T1">;</text:span></text:p>
      <text:p text:style-name="P10">    <text:span text:style-name="T7">margin</text:span><text:span text:style-name="T1">:</text:span><text:span text:style-name="T12">0</text:span><text:span text:style-name="T1">;</text:span></text:p>
      <text:p text:style-name="P7">}</text:p>
      <text:p text:style-name="P7"><text:span text:style-name="T13">#slider-banner</text:span>{</text:p>
      <text:p text:style-name="P10">    <text:span text:style-name="T7">margin</text:span><text:span text:style-name="T1">:</text:span><text:span text:style-name="T12">0</text:span><text:span text:style-name="T1"> </text:span><text:span text:style-name="T9">auto</text:span><text:span text:style-name="T1">;</text:span></text:p>
      <text:p text:style-name="P10">    <text:span text:style-name="T7">width</text:span><text:span text:style-name="T1">: </text:span><text:span text:style-name="T12">800px</text:span><text:span text:style-name="T1">;</text:span></text:p>
      <text:p text:style-name="P10">    <text:span text:style-name="T7">max-width</text:span><text:span text:style-name="T1">: </text:span><text:span text:style-name="T12">100%</text:span><text:span text:style-name="T1">;</text:span></text:p>
      <text:p text:style-name="P10">    <text:span text:style-name="T7">text-align</text:span><text:span text:style-name="T1">:</text:span><text:span text:style-name="T9">center</text:span><text:span text:style-name="T1">;</text:span></text:p>
      <text:p text:style-name="P10">    <text:span text:style-name="T1">}</text:span></text:p>
      <text:p text:style-name="P7">}</text:p>
      <text:p text:style-name="P7"><text:span text:style-name="T13">#slide input</text:span>[<text:span text:style-name="T6">type</text:span>=<text:span text:style-name="T8">radio</text:span>]{</text:p>
      <text:p text:style-name="P10">    <text:span text:style-name="T7">display</text:span><text:span text:style-name="T1">:</text:span><text:span text:style-name="T9">none</text:span><text:span text:style-name="T1">;</text:span></text:p>
      <text:p text:style-name="P10">    <text:span text:style-name="T1">}</text:span></text:p>
      <text:p text:style-name="P7"><text:span text:style-name="T13">#slide label </text:span>{</text:p>
      <text:p text:style-name="P10">     <text:span text:style-name="T7">cursor</text:span><text:span text:style-name="T1">:</text:span><text:span text:style-name="T9">pointer</text:span><text:span text:style-name="T1"> ;</text:span></text:p>
      <text:p text:style-name="P10">     <text:span text:style-name="T7">text-decoration</text:span><text:span text:style-name="T1">:</text:span><text:span text:style-name="T9">none</text:span><text:span text:style-name="T1"> ;</text:span></text:p>
      <text:p text:style-name="P10">    <text:span text:style-name="T1">}</text:span></text:p>
      <text:p text:style-name="P10">    <text:span text:style-name="T14">#slides </text:span><text:span text:style-name="T1">{</text:span></text:p>
      <text:p text:style-name="P10">     <text:span text:style-name="T7">padding</text:span><text:span text:style-name="T1">:</text:span><text:span text:style-name="T12">10px</text:span><text:span text:style-name="T1">;</text:span></text:p>
      <text:p text:style-name="P10">     <text:span text:style-name="T7">border</text:span><text:span text:style-name="T1">:</text:span><text:span text:style-name="T12">3px</text:span><text:span text:style-name="T1"> </text:span><text:span text:style-name="T9">solid</text:span><text:span text:style-name="T1"> </text:span><text:span text:style-name="T9">#ccc</text:span><text:span text:style-name="T1">;</text:span></text:p>
      <text:p text:style-name="P10">     <text:span text:style-name="T7">background</text:span><text:span text:style-name="T1">: </text:span><text:span text:style-name="T9">#fff</text:span><text:span text:style-name="T1">;</text:span></text:p>
      <text:p text:style-name="P10">     <text:span text:style-name="T7">position</text:span><text:span text:style-name="T1">:</text:span><text:span text:style-name="T9">relative</text:span><text:span text:style-name="T1">;</text:span></text:p>
      <text:p text:style-name="P10">     <text:span text:style-name="T7">z-index</text:span><text:span text:style-name="T1">:</text:span><text:span text:style-name="T12">1</text:span><text:span text:style-name="T1">;</text:span></text:p>
      <text:p text:style-name="P10">    <text:span text:style-name="T1">}</text:span></text:p>
      <text:p text:style-name="P10">    <text:span text:style-name="T14">#overflow </text:span><text:span text:style-name="T1">{</text:span></text:p>
      <text:p text:style-name="P10">     <text:span text:style-name="T7">width</text:span><text:span text:style-name="T1">:</text:span><text:span text:style-name="T12">100%</text:span><text:span text:style-name="T1">;</text:span></text:p>
      <text:p text:style-name="P10">     <text:span text:style-name="T7">overflow</text:span><text:span text:style-name="T1">:</text:span><text:span text:style-name="T9">hidden</text:span><text:span text:style-name="T1">;</text:span></text:p>
      <text:p text:style-name="P10">    <text:span text:style-name="T1">}</text:span></text:p>
      <text:p text:style-name="P10">    <text:span text:style-name="T14">#slide1:checked</text:span><text:span text:style-name="T1"> ~</text:span><text:span text:style-name="T14">#slide .inner</text:span><text:span text:style-name="T1">{</text:span></text:p>
      <text:p text:style-name="P10">     <text:span text:style-name="T7">margin-left</text:span><text:span text:style-name="T1">:</text:span><text:span text:style-name="T12">0</text:span><text:span text:style-name="T1">;</text:span></text:p>
      <text:p text:style-name="P10">    <text:span text:style-name="T1">}</text:span></text:p>
      <text:p text:style-name="P10">    <text:span text:style-name="T14">#slide2:checked</text:span><text:span text:style-name="T1"> ~ </text:span><text:span text:style-name="T14">#slide .inner</text:span><text:span text:style-name="T1">{</text:span></text:p>
      <text:p text:style-name="P10">     <text:span text:style-name="T7">margin-left</text:span><text:span text:style-name="T1">:</text:span><text:span text:style-name="T12">-100%</text:span><text:span text:style-name="T1">;</text:span></text:p>
      <text:p text:style-name="P10"><text:soft-page-break/>        <text:span text:style-name="T1">}</text:span></text:p>
      <text:p text:style-name="P10">    <text:span text:style-name="T14">#slide3:checked</text:span><text:span text:style-name="T1"> ~ </text:span><text:span text:style-name="T14">#slide .inner</text:span><text:span text:style-name="T1">{</text:span></text:p>
      <text:p text:style-name="P10">     <text:span text:style-name="T7">margin-left</text:span><text:span text:style-name="T1">:</text:span><text:span text:style-name="T12">-200%</text:span><text:span text:style-name="T1">;</text:span></text:p>
      <text:p text:style-name="P10">        <text:span text:style-name="T1">}</text:span></text:p>
      <text:p text:style-name="P10">     <text:span text:style-name="T14">#slide4:checked</text:span><text:span text:style-name="T1"> ~ </text:span><text:span text:style-name="T14">#slide .inner</text:span><text:span text:style-name="T1">{</text:span></text:p>
      <text:p text:style-name="P10">      <text:span text:style-name="T7">margin-left</text:span><text:span text:style-name="T1">:</text:span><text:span text:style-name="T12">-300%</text:span><text:span text:style-name="T1">;</text:span></text:p>
      <text:p text:style-name="P10">        <text:span text:style-name="T1">}</text:span></text:p>
      <text:p text:style-name="P10">    <text:span text:style-name="T14">#slide .inner</text:span><text:span text:style-name="T1">{</text:span></text:p>
      <text:p text:style-name="P10">      <text:span text:style-name="T7">transition</text:span><text:span text:style-name="T1">:margin-left </text:span><text:span text:style-name="T12">800ms</text:span><text:span text:style-name="T1"> </text:span><text:span text:style-name="T15">cubic-bezier</text:span><text:span text:style-name="T1">(</text:span><text:span text:style-name="T12">0.770</text:span><text:span text:style-name="T1">, </text:span><text:span text:style-name="T12">0.000</text:span><text:span text:style-name="T1">. </text:span><text:span text:style-name="T12">0.175</text:span><text:span text:style-name="T1">, </text:span><text:span text:style-name="T12">1.000</text:span><text:span text:style-name="T1">);</text:span></text:p>
      <text:p text:style-name="P10">      <text:span text:style-name="T7">width</text:span><text:span text:style-name="T1">:</text:span><text:span text:style-name="T12">400%</text:span><text:span text:style-name="T1">;</text:span></text:p>
      <text:p text:style-name="P10">      <text:span text:style-name="T7">line-height</text:span><text:span text:style-name="T1">:</text:span><text:span text:style-name="T12">0</text:span><text:span text:style-name="T1">;</text:span></text:p>
      <text:p text:style-name="P10">      <text:span text:style-name="T7">height</text:span><text:span text:style-name="T1">:</text:span><text:span text:style-name="T12">300px</text:span><text:span text:style-name="T1">;</text:span></text:p>
      <text:p text:style-name="P10">      <text:span text:style-name="T1">}</text:span></text:p>
      <text:p text:style-name="P10">    <text:span text:style-name="T14">#slide .slide</text:span><text:span text:style-name="T1">{</text:span></text:p>
      <text:p text:style-name="P10">      <text:span text:style-name="T7">width</text:span><text:span text:style-name="T1">:</text:span><text:span text:style-name="T12">25%</text:span><text:span text:style-name="T1">;</text:span></text:p>
      <text:p text:style-name="P10">      <text:span text:style-name="T7">float</text:span><text:span text:style-name="T1">:</text:span><text:span text:style-name="T9">left</text:span><text:span text:style-name="T1">;</text:span></text:p>
      <text:p text:style-name="P10">      <text:span text:style-name="T7">display</text:span><text:span text:style-name="T1">:</text:span><text:span text:style-name="T9">flex</text:span><text:span text:style-name="T1">;</text:span></text:p>
      <text:p text:style-name="P10">      <text:span text:style-name="T7">justify-content</text:span><text:span text:style-name="T1">:</text:span><text:span text:style-name="T9">center</text:span><text:span text:style-name="T1">;</text:span></text:p>
      <text:p text:style-name="P10">      <text:span text:style-name="T7">align-items</text:span><text:span text:style-name="T1">:</text:span><text:span text:style-name="T9">center</text:span><text:span text:style-name="T1">;</text:span></text:p>
      <text:p text:style-name="P10">      <text:span text:style-name="T7">height</text:span><text:span text:style-name="T1">:</text:span><text:span text:style-name="T12">100%</text:span><text:span text:style-name="T1">;</text:span></text:p>
      <text:p text:style-name="P10">      <text:span text:style-name="T7">color</text:span><text:span text:style-name="T1">:</text:span><text:span text:style-name="T9">#fff</text:span><text:span text:style-name="T1">;</text:span></text:p>
      <text:p text:style-name="P10">     <text:span text:style-name="T1">}    </text:span></text:p>
      <text:p text:style-name="P6"/>
      <text:p text:style-name="P10">    <text:span text:style-name="T14">#slides .slide_1</text:span><text:span text:style-name="T1">{</text:span></text:p>
      <text:p text:style-name="P10">      <text:span text:style-name="T7">background</text:span><text:span text:style-name="T1">:</text:span><text:span text:style-name="T9">#00171F</text:span><text:span text:style-name="T1">;</text:span></text:p>
      <text:p text:style-name="P10">     <text:span text:style-name="T1">}</text:span></text:p>
      <text:p text:style-name="P10">    <text:span text:style-name="T14">#slides .slide_2</text:span><text:span text:style-name="T1">{</text:span></text:p>
      <text:p text:style-name="P10">     <text:span text:style-name="T7">background</text:span><text:span text:style-name="T1">:</text:span><text:span text:style-name="T9">#003495</text:span><text:span text:style-name="T1">;</text:span></text:p>
      <text:p text:style-name="P10">        <text:span text:style-name="T1">}</text:span></text:p>
      <text:p text:style-name="P10">    <text:span text:style-name="T14">#slides .slide_3</text:span><text:span text:style-name="T1">{</text:span></text:p>
      <text:p text:style-name="P10">      <text:span text:style-name="T7">background</text:span><text:span text:style-name="T1">:</text:span><text:span text:style-name="T9">#007EA7</text:span><text:span text:style-name="T1">;</text:span></text:p>
      <text:p text:style-name="P10">        <text:span text:style-name="T1">}</text:span></text:p>
      <text:p text:style-name="P10">    <text:span text:style-name="T14">#slides .slide_4</text:span><text:span text:style-name="T1">{</text:span></text:p>
      <text:p text:style-name="P10">      <text:span text:style-name="T7">background</text:span><text:span text:style-name="T1">:</text:span><text:span text:style-name="T9">#00A8E8</text:span><text:span text:style-name="T1">;</text:span></text:p>
      <text:p text:style-name="P10">        <text:span text:style-name="T1">}</text:span></text:p>
      <text:p text:style-name="P10">    <text:span text:style-name="T14">.slide-content</text:span><text:span text:style-name="T1">{</text:span></text:p>
      <text:p text:style-name="P10">      <text:span text:style-name="T7">padding</text:span><text:span text:style-name="T1">:</text:span><text:span text:style-name="T12">10px</text:span><text:span text:style-name="T1">;</text:span></text:p>
      <text:p text:style-name="P10">            <text:span text:style-name="T1">}</text:span></text:p>
      <text:p text:style-name="P10">    <text:span text:style-name="T14">#control</text:span><text:span text:style-name="T1">{</text:span></text:p>
      <text:p text:style-name="P10">      <text:span text:style-name="T7">margin</text:span><text:span text:style-name="T1">:</text:span><text:span text:style-name="T12">-180px</text:span><text:span text:style-name="T1"> </text:span><text:span text:style-name="T12">0</text:span><text:span text:style-name="T1"> </text:span><text:span text:style-name="T12">0</text:span><text:span text:style-name="T1"> </text:span><text:span text:style-name="T12">0</text:span><text:span text:style-name="T1">;</text:span></text:p>
      <text:p text:style-name="P10">      <text:span text:style-name="T7">width</text:span><text:span text:style-name="T1">:</text:span><text:span text:style-name="T12">100%</text:span><text:span text:style-name="T1">;</text:span></text:p>
      <text:p text:style-name="P10">      <text:span text:style-name="T7">height</text:span><text:span text:style-name="T1">:</text:span><text:span text:style-name="T12">50px</text:span><text:span text:style-name="T1">;</text:span></text:p>
      <text:p text:style-name="P10">      <text:span text:style-name="T7">z-index</text:span><text:span text:style-name="T1">:</text:span><text:span text:style-name="T12">3</text:span><text:span text:style-name="T1">;</text:span></text:p>
      <text:p text:style-name="P10">      <text:span text:style-name="T7">position</text:span><text:span text:style-name="T1">:</text:span><text:span text:style-name="T9">relative</text:span><text:span text:style-name="T1">;</text:span></text:p>
      <text:p text:style-name="P10">            <text:span text:style-name="T1">}</text:span></text:p>
      <text:p text:style-name="P10">    <text:span text:style-name="T14">#controls label</text:span><text:span text:style-name="T1">{</text:span></text:p>
      <text:p text:style-name="P10">      <text:span text:style-name="T7">transition</text:span><text:span text:style-name="T1">: opacity </text:span><text:span text:style-name="T12">0.25</text:span><text:span text:style-name="T1"> </text:span><text:span text:style-name="T9">ease-out</text:span><text:span text:style-name="T1">;</text:span></text:p>
      <text:p text:style-name="P10"><text:soft-page-break/>      <text:span text:style-name="T7">display</text:span><text:span text:style-name="T1">:</text:span><text:span text:style-name="T9">none</text:span><text:span text:style-name="T1">;</text:span></text:p>
      <text:p text:style-name="P10">      <text:span text:style-name="T7">height</text:span><text:span text:style-name="T1">:</text:span><text:span text:style-name="T12">50px</text:span><text:span text:style-name="T1">;</text:span></text:p>
      <text:p text:style-name="P10">      <text:span text:style-name="T7">opacity</text:span><text:span text:style-name="T1">:</text:span><text:span text:style-name="T12">-4</text:span><text:span text:style-name="T1">;</text:span></text:p>
      <text:p text:style-name="P10">            <text:span text:style-name="T1">}</text:span></text:p>
      <text:p text:style-name="P10">    <text:span text:style-name="T14">#controls label:hover</text:span><text:span text:style-name="T1">{</text:span></text:p>
      <text:p text:style-name="P10">      <text:span text:style-name="T7">opacity</text:span><text:span text:style-name="T1">:</text:span><text:span text:style-name="T12">1</text:span><text:span text:style-name="T1">;</text:span></text:p>
      <text:p text:style-name="P10">           <text:span text:style-name="T1">}</text:span></text:p>
      <text:p text:style-name="P6"/>
      <text:p text:style-name="P7"><text:span text:style-name="T13">#slide1:checked</text:span> ~ controls <text:span text:style-name="T13">label:nth-child</text:span>(<text:span text:style-name="T11">2</text:span>)</text:p>
      <text:p text:style-name="P7"><text:span text:style-name="T13">#slide2:checked</text:span> ~ controls <text:span text:style-name="T13">label:nth-child</text:span>(<text:span text:style-name="T11">3</text:span>)</text:p>
      <text:p text:style-name="P7"><text:span text:style-name="T13">#slide3:checked</text:span> ~ controls <text:span text:style-name="T13">label:nth-child</text:span>(<text:span text:style-name="T11">4</text:span>)</text:p>
      <text:p text:style-name="P7"><text:span text:style-name="T13">#slide4:checked</text:span> ~ controls <text:span text:style-name="T13">label:nth-child</text:span>(<text:span text:style-name="T11">1</text:span>){</text:p>
      <text:p text:style-name="P10">   <text:span text:style-name="T7">background</text:span><text:span text:style-name="T1">:</text:span><text:span text:style-name="T15">url</text:span><text:span text:style-name="T1">(</text:span><text:span text:style-name="T7">https://image.flaticon.com/icons/svg/130/130884.svg</text:span><text:span text:style-name="T1">) </text:span><text:span text:style-name="T9">no-repeat</text:span><text:span text:style-name="T1">;</text:span></text:p>
      <text:p text:style-name="P10">   <text:span text:style-name="T7">float</text:span><text:span text:style-name="T1">:</text:span><text:span text:style-name="T9">right</text:span><text:span text:style-name="T1">;</text:span></text:p>
      <text:p text:style-name="P10">   <text:span text:style-name="T7">margin</text:span><text:span text:style-name="T1">:</text:span><text:span text:style-name="T12">0</text:span><text:span text:style-name="T1"> </text:span><text:span text:style-name="T12">-50px</text:span><text:span text:style-name="T1"> </text:span><text:span text:style-name="T12">0</text:span><text:span text:style-name="T1"> </text:span><text:span text:style-name="T12">0</text:span><text:span text:style-name="T1">;</text:span></text:p>
      <text:p text:style-name="P10">   <text:span text:style-name="T7">display</text:span><text:span text:style-name="T1">:</text:span><text:span text:style-name="T9">block</text:span><text:span text:style-name="T1">;</text:span></text:p>
      <text:p text:style-name="P10">   <text:span text:style-name="T1">}</text:span></text:p>
      <text:p text:style-name="P7"><text:span text:style-name="T13">#slide1:checked</text:span> ~ controls <text:span text:style-name="T13">label:nth-last-child</text:span>(<text:span text:style-name="T11">2</text:span>)</text:p>
      <text:p text:style-name="P7"><text:span text:style-name="T13">#slide2:checked</text:span> ~ controls <text:span text:style-name="T13">label:nth-last-child</text:span>(<text:span text:style-name="T11">3</text:span>)</text:p>
      <text:p text:style-name="P7"><text:span text:style-name="T13">#slide3:checked</text:span> ~ controls <text:span text:style-name="T13">label:nth-last-child</text:span>(<text:span text:style-name="T11">4</text:span>)</text:p>
      <text:p text:style-name="P7"><text:span text:style-name="T13">#slide4:checked</text:span> ~ controls <text:span text:style-name="T13">label:nth-last-child</text:span>(<text:span text:style-name="T11">1</text:span>){</text:p>
      <text:p text:style-name="P10">   <text:span text:style-name="T7">background</text:span><text:span text:style-name="T1">:</text:span><text:span text:style-name="T15">url</text:span><text:span text:style-name="T1">(</text:span><text:span text:style-name="T7">https://image.flaticon.com/icons/svg/130/130882.svg</text:span><text:span text:style-name="T1">) </text:span><text:span text:style-name="T9">no-repeat</text:span><text:span text:style-name="T1">;</text:span></text:p>
      <text:p text:style-name="P10">   <text:span text:style-name="T7">float</text:span><text:span text:style-name="T1">:</text:span><text:span text:style-name="T9">left</text:span><text:span text:style-name="T1">;</text:span></text:p>
      <text:p text:style-name="P10">   <text:span text:style-name="T7">margin</text:span><text:span text:style-name="T1">: </text:span><text:span text:style-name="T12">0</text:span><text:span text:style-name="T1"> </text:span><text:span text:style-name="T12">0</text:span><text:span text:style-name="T1"> </text:span><text:span text:style-name="T12">0</text:span><text:span text:style-name="T1"> </text:span><text:span text:style-name="T12">-50px</text:span><text:span text:style-name="T1">;</text:span></text:p>
      <text:p text:style-name="P10">   <text:span text:style-name="T7">display</text:span><text:span text:style-name="T1">:</text:span><text:span text:style-name="T9">block</text:span><text:span text:style-name="T1">;</text:span></text:p>
      <text:p text:style-name="P7">}</text:p>
      <text:p text:style-name="P7"><text:span text:style-name="T13">#bullets  </text:span>{</text:p>
      <text:p text:style-name="P10">     <text:span text:style-name="T7">margin</text:span><text:span text:style-name="T1">: </text:span><text:span text:style-name="T12">150px</text:span><text:span text:style-name="T1"> </text:span><text:span text:style-name="T12">0</text:span><text:span text:style-name="T1"> </text:span><text:span text:style-name="T12">0</text:span><text:span text:style-name="T1">;   </text:span></text:p>
      <text:p text:style-name="P10">     <text:span text:style-name="T7">text-align</text:span><text:span text:style-name="T1">:</text:span><text:span text:style-name="T9">center</text:span><text:span text:style-name="T1">;</text:span></text:p>
      <text:p text:style-name="P10">    <text:span text:style-name="T1">}</text:span></text:p>
      <text:p text:style-name="P7"><text:span text:style-name="T13">#bullets label </text:span>{</text:p>
      <text:p text:style-name="P10">     <text:span text:style-name="T7">display</text:span><text:span text:style-name="T1">:</text:span><text:span text:style-name="T9">inline-block</text:span><text:span text:style-name="T1">;</text:span></text:p>
      <text:p text:style-name="P10">     <text:span text:style-name="T7">width</text:span><text:span text:style-name="T1">: </text:span><text:span text:style-name="T12">10px</text:span><text:span text:style-name="T1">;</text:span></text:p>
      <text:p text:style-name="P10">     <text:span text:style-name="T7">height</text:span><text:span text:style-name="T1">:</text:span><text:span text:style-name="T12">10px</text:span><text:span text:style-name="T1">;</text:span></text:p>
      <text:p text:style-name="P10">     <text:span text:style-name="T7">border-radius</text:span><text:span text:style-name="T1">:</text:span><text:span text:style-name="T12">100%</text:span><text:span text:style-name="T1">;</text:span></text:p>
      <text:p text:style-name="P10">     <text:span text:style-name="T7">background</text:span><text:span text:style-name="T1">:</text:span><text:span text:style-name="T9">#ccc</text:span><text:span text:style-name="T1">;</text:span></text:p>
      <text:p text:style-name="P10">     <text:span text:style-name="T7">margin</text:span><text:span text:style-name="T1">:</text:span><text:span text:style-name="T12">0</text:span><text:span text:style-name="T1"> </text:span><text:span text:style-name="T12">10px</text:span><text:span text:style-name="T1">;</text:span></text:p>
      <text:p text:style-name="P10">    <text:span text:style-name="T1">}</text:span></text:p>
      <text:p text:style-name="P7"><text:span text:style-name="T13">#slide1:checked</text:span> ~ <text:span text:style-name="T13">#controls label:nth-child</text:span>(<text:span text:style-name="T11">1</text:span>)</text:p>
      <text:p text:style-name="P7"><text:span text:style-name="T13">#slide2:checked</text:span> ~ <text:span text:style-name="T13">#controls label:nth-child</text:span>(<text:span text:style-name="T11">2</text:span>)</text:p>
      <text:p text:style-name="P7"><text:span text:style-name="T13">#slide3:checked</text:span> ~ <text:span text:style-name="T13">#controls label:nth-child</text:span>(<text:span text:style-name="T11">3</text:span>)</text:p>
      <text:p text:style-name="P7"><text:span text:style-name="T13">#slide4:checked</text:span> ~ <text:span text:style-name="T13">#controls label:nth-child</text:span>(<text:span text:style-name="T11">4</text:span>)</text:p>
      <text:p text:style-name="P10">  <text:span text:style-name="T1">{</text:span></text:p>
      <text:p text:style-name="P7"><text:span text:style-name="T6">background</text:span>:<text:span text:style-name="T8">#444</text:span>;</text:p>
      <text:p text:style-name="P10">  <text:span text:style-name="T1">} </text:span></text:p>
      <text:p text:style-name="P7"><text:span text:style-name="T16">@media</text:span> <text:span text:style-name="T8">screen</text:span> and (<text:span text:style-name="T6">max-width</text:span>:<text:span text:style-name="T11">900px</text:span>){</text:p>
      <text:p text:style-name="P7"><text:span text:style-name="T13">#slide1:checked</text:span> ~ <text:span text:style-name="T13">#controls label:nth-child</text:span>(<text:span text:style-name="T11">2</text:span>)</text:p>
      <text:p text:style-name="P7"><text:soft-page-break/><text:span text:style-name="T13">#slide2:checked</text:span> ~ <text:span text:style-name="T13">#controls label:nth-child</text:span>(<text:span text:style-name="T11">3</text:span>)</text:p>
      <text:p text:style-name="P7"><text:span text:style-name="T13">#slide3:checked</text:span> ~ <text:span text:style-name="T13">#controls label:nth-child</text:span>(<text:span text:style-name="T11">4</text:span>)</text:p>
      <text:p text:style-name="P7"><text:span text:style-name="T13">#slide4:checked</text:span> ~ <text:span text:style-name="T13">#controls label:nth-child</text:span>(<text:span text:style-name="T11">1</text:span>)</text:p>
      <text:p text:style-name="P7"><text:span text:style-name="T13">#slide1:checked</text:span> ~ <text:span text:style-name="T13">#controls label:nth-last-child</text:span>(<text:span text:style-name="T11">2</text:span>)</text:p>
      <text:p text:style-name="P7"><text:span text:style-name="T13">#slide2:checked</text:span> ~ <text:span text:style-name="T13">#controls label:nth-last-child</text:span>(<text:span text:style-name="T11">3</text:span>)</text:p>
      <text:p text:style-name="P7"><text:span text:style-name="T13">#slide3:checked</text:span> ~ <text:span text:style-name="T13">#controls label:nth-last-child</text:span>(<text:span text:style-name="T11">4</text:span>)</text:p>
      <text:p text:style-name="P7"><text:span text:style-name="T13">#slide4:checked</text:span> ~ <text:span text:style-name="T13">#controls label:nth-last-child</text:span>(<text:span text:style-name="T11">1</text:span>)</text:p>
      <text:p text:style-name="P10">       <text:span text:style-name="T1">{</text:span></text:p>
      <text:p text:style-name="P10">              <text:span text:style-name="T1">margin:0;</text:span></text:p>
      <text:p text:style-name="P10">        <text:span text:style-name="T1">}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2">NXTpage-CSS</text:p>
      <text:p text:style-name="P12"/>
      <text:p text:style-name="P9"><text:span text:style-name="T13">.container</text:span>{</text:p>
      <text:p text:style-name="P10">    <text:span text:style-name="T7">margin</text:span><text:span text:style-name="T1">: </text:span><text:span text:style-name="T12">0</text:span><text:span text:style-name="T1"> </text:span><text:span text:style-name="T9">auto</text:span><text:span text:style-name="T1">;</text:span></text:p>
      <text:p text:style-name="P10">    <text:span text:style-name="T7">margin-top</text:span><text:span text:style-name="T1">:</text:span><text:span text:style-name="T12">50px</text:span><text:span text:style-name="T1">;</text:span></text:p>
      <text:p text:style-name="P10">    <text:span text:style-name="T7">position</text:span><text:span text:style-name="T1">:</text:span><text:span text:style-name="T9">relative</text:span><text:span text:style-name="T1">;</text:span></text:p>
      <text:p text:style-name="P10">    <text:span text:style-name="T7">width</text:span><text:span text:style-name="T1">: </text:span><text:span text:style-name="T12">70%</text:span><text:span text:style-name="T1">;</text:span></text:p>
      <text:p text:style-name="P10">    <text:span text:style-name="T7">height</text:span><text:span text:style-name="T1">:</text:span><text:span text:style-name="T12">0</text:span><text:span text:style-name="T1">;</text:span></text:p>
      <text:p text:style-name="P10">    <text:span text:style-name="T7">padding-bottom</text:span><text:span text:style-name="T1">:</text:span><text:span text:style-name="T12">40%</text:span><text:span text:style-name="T1">;</text:span></text:p>
      <text:p text:style-name="P10">    <text:span text:style-name="T7">background</text:span><text:span text:style-name="T1">:</text:span><text:span text:style-name="T9">#4c4c4c</text:span><text:span text:style-name="T1">;</text:span></text:p>
      <text:p text:style-name="P10">    <text:span text:style-name="T7">border</text:span><text:span text:style-name="T1">:</text:span><text:span text:style-name="T9">solid</text:span><text:span text:style-name="T1"> </text:span><text:span text:style-name="T12">10px</text:span><text:span text:style-name="T1"> </text:span><text:span text:style-name="T9">#2c2c2c</text:span></text:p>
      <text:p text:style-name="P7">}</text:p>
      <text:p text:style-name="P7"><text:span text:style-name="T4">slide-img</text:span>{</text:p>
      <text:p text:style-name="P10">    <text:span text:style-name="T7">position</text:span><text:span text:style-name="T1">:</text:span><text:span text:style-name="T9">absolute</text:span><text:span text:style-name="T1">;</text:span></text:p>
      <text:p text:style-name="P10">    <text:span text:style-name="T7">width</text:span><text:span text:style-name="T1">:</text:span><text:span text:style-name="T12">100%</text:span><text:span text:style-name="T1">;</text:span></text:p>
      <text:p text:style-name="P10">    <text:span text:style-name="T7">height</text:span><text:span text:style-name="T1">:</text:span><text:span text:style-name="T12">100%</text:span></text:p>
      <text:p text:style-name="P6"/>
      <text:p text:style-name="P7">.slide-content{</text:p>
      <text:p text:style-name="P10">    <text:span text:style-name="T1">position:</text:span><text:span text:style-name="T9">absolute</text:span><text:span text:style-name="T1">;</text:span></text:p>
      <text:p text:style-name="P10">    <text:span text:style-name="T7">width</text:span><text:span text:style-name="T1">:</text:span><text:span text:style-name="T12">100%</text:span><text:span text:style-name="T1">;</text:span></text:p>
      <text:p text:style-name="P10">    <text:span text:style-name="T7">height</text:span><text:span text:style-name="T1">:</text:span><text:span text:style-name="T12">100%</text:span></text:p>
      <text:p text:style-name="P7">}</text:p>
      <text:p text:style-name="P7"><text:span text:style-name="T13">.slide-img</text:span> <text:span text:style-name="T13">img</text:span>{</text:p>
      <text:p text:style-name="P10">    <text:span text:style-name="T7">width</text:span><text:span text:style-name="T1">:</text:span><text:span text:style-name="T12">100%</text:span><text:span text:style-name="T1">;</text:span></text:p>
      <text:p text:style-name="P10">    <text:span text:style-name="T7">height</text:span><text:span text:style-name="T1">:</text:span><text:span text:style-name="T12">100%</text:span><text:span text:style-name="T1">;</text:span></text:p>
      <text:p text:style-name="P7">}</text:p>
      <text:p text:style-name="P7"><text:span text:style-name="T13">.slide-img</text:span> {<text:span text:style-name="T6">width</text:span>:<text:span text:style-name="T11">100%</text:span>;</text:p>
      <text:p text:style-name="P10">    <text:span text:style-name="T7">height</text:span><text:span text:style-name="T1">:</text:span><text:span text:style-name="T12">100%</text:span><text:span text:style-name="T1">;</text:span></text:p>
      <text:p text:style-name="P7">}</text:p>
      <text:p text:style-name="P7"><text:span text:style-name="T13">.slide-content</text:span>{</text:p>
      <text:p text:style-name="P10">    <text:span text:style-name="T7">width</text:span><text:span text:style-name="T1">: </text:span><text:span text:style-name="T12">100%</text:span><text:span text:style-name="T1">;</text:span></text:p>
      <text:p text:style-name="P10">    <text:span text:style-name="T7">height</text:span><text:span text:style-name="T1">:</text:span><text:span text:style-name="T12">100%</text:span><text:span text:style-name="T1">;</text:span></text:p>
      <text:p text:style-name="P7"><text:soft-page-break/>}</text:p>
      <text:p text:style-name="P1">/*#B1, #B2, #B3, #B4, #B5, #B6{</text:p>
      <text:p text:style-name="P4">    <text:span text:style-name="T1">display:none;</text:span></text:p>
      <text:p text:style-name="P1">}*/</text:p>
      <text:p text:style-name="P7"><text:span text:style-name="T13">.pre</text:span>, <text:span text:style-name="T13">.post</text:span>{</text:p>
      <text:p text:style-name="P10">    <text:span text:style-name="T7">width</text:span><text:span text:style-name="T1">:</text:span><text:span text:style-name="T12">12%</text:span><text:span text:style-name="T1">;</text:span></text:p>
      <text:p text:style-name="P10">    <text:span text:style-name="T7">height</text:span><text:span text:style-name="T1">:</text:span><text:span text:style-name="T12">100%</text:span><text:span text:style-name="T1">;</text:span></text:p>
      <text:p text:style-name="P10">    <text:span text:style-name="T7">position</text:span><text:span text:style-name="T1">:</text:span><text:span text:style-name="T9">absolute</text:span><text:span text:style-name="T1">;</text:span></text:p>
      <text:p text:style-name="P10">    <text:span text:style-name="T7">top</text:span><text:span text:style-name="T1">:</text:span><text:span text:style-name="T12">0</text:span><text:span text:style-name="T1">;</text:span></text:p>
      <text:p text:style-name="P10">    <text:span text:style-name="T7">background</text:span><text:span text:style-name="T1">:</text:span><text:span text:style-name="T15">rgba</text:span><text:span text:style-name="T1">(</text:span><text:span text:style-name="T12">88</text:span><text:span text:style-name="T1">, </text:span><text:span text:style-name="T12">88</text:span><text:span text:style-name="T1">,</text:span><text:span text:style-name="T12">88</text:span><text:span text:style-name="T1">, </text:span><text:span text:style-name="T12">4</text:span><text:span text:style-name="T1">);</text:span></text:p>
      <text:p text:style-name="P10">    <text:span text:style-name="T7">z-index</text:span><text:span text:style-name="T1">:</text:span><text:span text:style-name="T12">99</text:span><text:span text:style-name="T1">;</text:span></text:p>
      <text:p text:style-name="P10">    <text:span text:style-name="T7">cursor</text:span><text:span text:style-name="T1">:</text:span><text:span text:style-name="T9">pointer</text:span><text:span text:style-name="T1">;</text:span></text:p>
      <text:p text:style-name="P7">}</text:p>
      <text:p text:style-name="P7"><text:span text:style-name="T13">.pre</text:span> {</text:p>
      <text:p text:style-name="P10">    <text:span text:style-name="T7">left</text:span><text:span text:style-name="T1">:</text:span><text:span text:style-name="T12">0</text:span><text:span text:style-name="T1">;</text:span></text:p>
      <text:p text:style-name="P7">}</text:p>
      <text:p text:style-name="P7"><text:span text:style-name="T13">.post</text:span>{</text:p>
      <text:p text:style-name="P10">    <text:span text:style-name="T7">right</text:span><text:span text:style-name="T1">:</text:span><text:span text:style-name="T12">0</text:span><text:span text:style-name="T1">;</text:span></text:p>
      <text:p text:style-name="P7">}</text:p>
      <text:p text:style-name="P7"><text:span text:style-name="T13">.Bnav</text:span>{</text:p>
      <text:p text:style-name="P10">    <text:span text:style-name="T7">width</text:span><text:span text:style-name="T1">:</text:span><text:span text:style-name="T12">100%</text:span><text:span text:style-name="T1">;</text:span></text:p>
      <text:p text:style-name="P10">    <text:span text:style-name="T7">height</text:span><text:span text:style-name="T1">:</text:span><text:span text:style-name="T12">11px</text:span><text:span text:style-name="T1">;</text:span></text:p>
      <text:p text:style-name="P10">    <text:span text:style-name="T7">bottom</text:span><text:span text:style-name="T1">:</text:span><text:span text:style-name="T12">12%</text:span><text:span text:style-name="T1">;</text:span></text:p>
      <text:p text:style-name="P10">    <text:span text:style-name="T7">position</text:span><text:span text:style-name="T1">:</text:span><text:span text:style-name="T9">absolute</text:span><text:span text:style-name="T1">;</text:span></text:p>
      <text:p text:style-name="P10">    <text:span text:style-name="T7">text-align</text:span><text:span text:style-name="T1">:</text:span><text:span text:style-name="T9">center</text:span><text:span text:style-name="T1">;</text:span></text:p>
      <text:p text:style-name="P10">    <text:span text:style-name="T7">z-index</text:span><text:span text:style-name="T1">:</text:span><text:span text:style-name="T12">99</text:span><text:span text:style-name="T1">;</text:span></text:p>
      <text:p text:style-name="P7">}</text:p>
      <text:p text:style-name="P7"><text:span text:style-name="T13">.dots</text:span>{</text:p>
      <text:p text:style-name="P10">    <text:span text:style-name="T7">top</text:span><text:span text:style-name="T1">: </text:span><text:span text:style-name="T12">-5px</text:span><text:span text:style-name="T1">;</text:span></text:p>
      <text:p text:style-name="P10">    <text:span text:style-name="T7">width</text:span><text:span text:style-name="T1">:</text:span><text:span text:style-name="T12">18%</text:span><text:span text:style-name="T1">;</text:span></text:p>
      <text:p text:style-name="P10">    <text:span text:style-name="T7">height</text:span><text:span text:style-name="T1">:</text:span><text:span text:style-name="T12">18%</text:span><text:span text:style-name="T1">;</text:span></text:p>
      <text:p text:style-name="P10">    <text:span text:style-name="T7">margin</text:span><text:span text:style-name="T1">:</text:span><text:span text:style-name="T12">0</text:span><text:span text:style-name="T1"> </text:span><text:span text:style-name="T12">4px</text:span><text:span text:style-name="T1">;</text:span></text:p>
      <text:p text:style-name="P10">    <text:span text:style-name="T7">position</text:span><text:span text:style-name="T1">:</text:span><text:span text:style-name="T9">relative</text:span><text:span text:style-name="T1">;</text:span></text:p>
      <text:p text:style-name="P10">    <text:span text:style-name="T7">border-radius</text:span><text:span text:style-name="T1">:</text:span><text:span text:style-name="T12">50%</text:span><text:span text:style-name="T1">;</text:span></text:p>
      <text:p text:style-name="P10">    <text:span text:style-name="T7">display</text:span><text:span text:style-name="T1">:</text:span><text:span text:style-name="T9">inline-block</text:span><text:span text:style-name="T1">;</text:span></text:p>
      <text:p text:style-name="P10">    <text:span text:style-name="T7">background</text:span><text:span text:style-name="T1">:</text:span><text:span text:style-name="T15">rgba</text:span><text:span text:style-name="T1">(</text:span><text:span text:style-name="T12">0</text:span><text:span text:style-name="T1"> </text:span><text:span text:style-name="T12">0</text:span><text:span text:style-name="T1"> </text:span><text:span text:style-name="T12">0</text:span><text:span text:style-name="T1"> </text:span><text:span text:style-name="T12">-6</text:span><text:span text:style-name="T1">)</text:span></text:p>
      <text:p text:style-name="P7">}</text:p>
      <text:p text:style-name="P7"><text:span text:style-name="T13">.slide-img</text:span>{</text:p>
      <text:p text:style-name="P10">    <text:span text:style-name="T7">z-index</text:span><text:span text:style-name="T1">:</text:span><text:span text:style-name="T12">-1</text:span><text:span text:style-name="T1">;</text:span></text:p>
      <text:p text:style-name="P7">}</text:p>
      <text:p text:style-name="P7"><text:span text:style-name="T13">#B1:checked</text:span> ~ <text:span text:style-name="T13">#one</text:span></text:p>
      <text:p text:style-name="P7"><text:span text:style-name="T13">#B2:checked</text:span> ~ <text:span text:style-name="T13">#two</text:span></text:p>
      <text:p text:style-name="P7"><text:span text:style-name="T13">#B3:checked</text:span> ~ <text:span text:style-name="T13">#three</text:span></text:p>
      <text:p text:style-name="P7"><text:span text:style-name="T13">#B4:checked</text:span> ~ <text:span text:style-name="T13">#four</text:span></text:p>
      <text:p text:style-name="P7"><text:span text:style-name="T13">#B5:checked</text:span> ~ <text:span text:style-name="T13">#five</text:span></text:p>
      <text:p text:style-name="P7"><text:span text:style-name="T13">#B6:checked</text:span> ~ <text:span text:style-name="T13">#six</text:span>{</text:p>
      <text:p text:style-name="P10">    <text:span text:style-name="T7">z-index</text:span><text:span text:style-name="T1">: </text:span><text:span text:style-name="T12">9</text:span><text:span text:style-name="T1">;</text:span></text:p>
      <text:p text:style-name="P7"><text:soft-page-break/>}</text:p>
      <text:p text:style-name="P7"><text:span text:style-name="T13">#B1:checked</text:span>~<text:span text:style-name="T13">.Bnav</text:span> <text:span text:style-name="T13">#dot1</text:span></text:p>
      <text:p text:style-name="P7"><text:span text:style-name="T13">#B2:checked</text:span>~<text:span text:style-name="T13">.Bnav</text:span> <text:span text:style-name="T13">#dot2</text:span></text:p>
      <text:p text:style-name="P7"><text:span text:style-name="T13">#B3:checked</text:span>~<text:span text:style-name="T13">.Bnav</text:span> <text:span text:style-name="T13">#dot3</text:span></text:p>
      <text:p text:style-name="P7"><text:span text:style-name="T13">#B4:checked</text:span>~<text:span text:style-name="T13">.Bnav</text:span> <text:span text:style-name="T13">#dot4</text:span></text:p>
      <text:p text:style-name="P7"><text:span text:style-name="T13">#B5:checked</text:span>~<text:span text:style-name="T13">.Bnav</text:span> <text:span text:style-name="T13">#dot5</text:span></text:p>
      <text:p text:style-name="P7"><text:span text:style-name="T13">#B6:checked</text:span>~<text:span text:style-name="T13">.Bnav</text:span> <text:span text:style-name="T13">#dot6</text:span>{</text:p>
      <text:p text:style-name="P10">    <text:span text:style-name="T7">background</text:span><text:span text:style-name="T1">:</text:span></text:p>
      <text:p text:style-name="P12"/>
      <text:p text:style-name="P12"/>
      <text:p text:style-name="P12">NXTPage-Html</text:p>
      <text:p text:style-name="P12"/>
      <text:p text:style-name="P3">&lt;!--</text:p>
      <text:p text:style-name="P4">    <text:span text:style-name="T1">&lt;div class="slide-img" id="one"&gt;</text:span></text:p>
      <text:p text:style-name="P4">    <text:span text:style-name="T1">&lt;img src="img-BB1.png"&gt;</text:span></text:p>
      <text:p text:style-name="P4">    <text:span text:style-name="T1">&lt;/div&gt;</text:span></text:p>
      <text:p text:style-name="P4">    <text:span text:style-name="T1">&lt;div class="slide-img" id="two"&gt;</text:span></text:p>
      <text:p text:style-name="P4">      <text:span text:style-name="T1">&lt;img src="img-BB2.png"&gt;</text:span></text:p>
      <text:p text:style-name="P4">            </text:p>
      <text:p text:style-name="P4">    <text:span text:style-name="T1">&lt;/div&gt;</text:span></text:p>
      <text:p text:style-name="P4">      <text:span text:style-name="T1">&lt;div class="slide-img" id="three"&gt;</text:span></text:p>
      <text:p text:style-name="P4">         <text:span text:style-name="T1">&lt;div class="slide-content"&gt;</text:span></text:p>
      <text:p text:style-name="P4">                  <text:span text:style-name="T1">&lt;h2&gt;DID YOUR KNOW?&lt;/h2&gt;</text:span></text:p>
      <text:p text:style-name="P4">                  <text:span text:style-name="T1">&lt;p&gt;&lt;blockquote&gt;"Children acquire knowledge of alphabet system not only through reading but also through writing"&lt;/blockquote&gt;&lt;/p&gt;</text:span></text:p>
      <text:p text:style-name="P4">                <text:span text:style-name="T1">&lt;p&gt;&lt;center&gt;Read, 1971&lt;/center&gt;&lt;/p&gt; </text:span></text:p>
      <text:p text:style-name="P4">              </text:p>
      <text:p text:style-name="P4">               <text:span text:style-name="T1">&lt;/div&gt;</text:span></text:p>
      <text:p text:style-name="P4">              <text:span text:style-name="T1">&lt;/div&gt;</text:span></text:p>
      <text:p text:style-name="P4">        <text:span text:style-name="T1">&lt;div class="slide-img" id="four"&gt;</text:span></text:p>
      <text:p text:style-name="P4">                <text:span text:style-name="T1">&lt;div class="slide-content"&gt;</text:span></text:p>
      <text:p text:style-name="P4">                  <text:span text:style-name="T1">&lt;h2&gt;DID YOUR KNOW?&lt;/h2&gt;</text:span></text:p>
      <text:p text:style-name="P4">                  <text:span text:style-name="T1">&lt;p&gt;&lt;blockquote&gt;Modular organisation in children brain is not present from the outset but develops gradually during learning.&lt;/blockquote&gt;&lt;/p&gt;</text:span></text:p>
      <text:p text:style-name="P4">                  <text:span text:style-name="T1">&lt;p&gt;&lt;center&gt;D V M Bishop, 2000&lt;/center&gt;&lt;/p&gt;</text:span></text:p>
      <text:p text:style-name="P4">              </text:p>
      <text:p text:style-name="P4">                 <text:span text:style-name="T1">&lt;/div&gt;</text:span></text:p>
      <text:p text:style-name="P4">          <text:span text:style-name="T1">&lt;/div&gt;</text:span></text:p>
      <text:p text:style-name="P4">           <text:span text:style-name="T1">&lt;div class="slide-img" id="five"&gt;</text:span></text:p>
      <text:p text:style-name="P4">                <text:span text:style-name="T1">&lt;div class="slide-content"&gt;</text:span></text:p>
      <text:p text:style-name="P4">                  <text:span text:style-name="T1">&lt;h2&gt;DID YOUR KNOW?&lt;/h2&gt;</text:span></text:p>
      <text:p text:style-name="P4">                  <text:span text:style-name="T1">&lt;p&gt;&lt;blockquote&gt;Handwriting may facilitate reading acquisition in young children.&lt;/blockquote&gt;&lt;/p&gt;</text:span></text:p>
      <text:p text:style-name="P4">                  <text:span text:style-name="T1">&lt;p&gt;&lt;center&gt;K H James &amp;amp; L Engelhardt,2012.&lt;/center&gt;&lt;/p&gt;</text:span></text:p>
      <text:p text:style-name="P4">              </text:p>
      <text:p text:style-name="P4">                </text:p>
      <text:p text:style-name="P4">            <text:span text:style-name="T1">&lt;/div&gt;</text:span></text:p>
      <text:p text:style-name="P4"><text:soft-page-break/>            <text:span text:style-name="T1">&lt;div class="slide-img" id="six"&gt;</text:span></text:p>
      <text:p text:style-name="P4">              <text:span text:style-name="T1">&lt;div class="slide-content"&gt;</text:span></text:p>
      <text:p text:style-name="P4">                <text:span text:style-name="T1">&lt;h2&gt;DID YOUR KNOW?&lt;/h2&gt;</text:span></text:p>
      <text:p text:style-name="P4">                <text:span text:style-name="T1">&lt;p&gt;&lt;blockquote&gt;"Early delays in letter recognition significantly predict reading difficulties in later grade and contribute to the diagnosis of literacy delays in children".&lt;/blockquote&gt;&lt;/p&gt;</text:span></text:p>
      <text:p text:style-name="P4">                <text:span text:style-name="T1">&lt;p&gt;&lt;center&gt;R E O'Connor, Jr Jenkins,1999 &amp;amp; H W Catts et al.,2001&gt;&lt;/center&gt;&lt;/p&gt;</text:span></text:p>
      <text:p text:style-name="P4">              <text:span text:style-name="T1">&lt;/div&gt;</text:span></text:p>
      <text:p text:style-name="P4">            <text:span text:style-name="T1">&lt;/div&gt;</text:span></text:p>
      <text:p text:style-name="P4">            <text:span text:style-name="T1">&lt;div id="controls" &gt;</text:span></text:p>
      <text:p text:style-name="P4">                <text:span text:style-name="T1">&lt;label for="slide1"&gt;&lt;/label&gt;</text:span></text:p>
      <text:p text:style-name="P4">                <text:span text:style-name="T1">&lt;label for="slide2"&gt;&lt;/label&gt;</text:span></text:p>
      <text:p text:style-name="P4">                <text:span text:style-name="T1">&lt;label for="slide3"&gt;&lt;/label&gt;</text:span></text:p>
      <text:p text:style-name="P4">                <text:span text:style-name="T1">&lt;label for="slide4"&gt;&lt;/label&gt;</text:span></text:p>
      <text:p text:style-name="P4">                </text:p>
      <text:p text:style-name="P4">              <text:span text:style-name="T1">&lt;/div&gt;</text:span></text:p>
      <text:p text:style-name="P4">              <text:span text:style-name="T1">&lt;div id="bullet" &gt;</text:span></text:p>
      <text:p text:style-name="P4">                <text:span text:style-name="T1">&lt;label for="slide1"&gt;&lt;/label&gt;</text:span></text:p>
      <text:p text:style-name="P4">                <text:span text:style-name="T1">&lt;label for="slide2"&gt;&lt;/label&gt;</text:span></text:p>
      <text:p text:style-name="P4">                <text:span text:style-name="T1">&lt;label for="slide3"&gt;&lt;/label&gt;</text:span></text:p>
      <text:p text:style-name="P4">                <text:span text:style-name="T1">&lt;label for="slide4"&gt;&lt;/label&gt;</text:span></text:p>
      <text:p text:style-name="P4">               <text:span text:style-name="T1">&lt;/div&gt;</text:span></text:p>
      <text:p text:style-name="P4">             </text:p>
      <text:p text:style-name="P4">            <text:span text:style-name="T1">&lt;div class="Bnav"&gt;</text:span></text:p>
      <text:p text:style-name="P4">              <text:span text:style-name="T1">&lt;label class="dots" id="dot1" for="B1"&gt;&lt;/label&gt;</text:span></text:p>
      <text:p text:style-name="P4">              <text:span text:style-name="T1">&lt;label class="dots" id="dot2" for="B2"&gt;&lt;/label&gt;</text:span></text:p>
      <text:p text:style-name="P4">              <text:span text:style-name="T1">&lt;label class="dots" id="dot3" for="B3"&gt;&lt;/label&gt;</text:span></text:p>
      <text:p text:style-name="P4">              <text:span text:style-name="T1">&lt;label class="dots" id="dot4" for="B4"&gt;&lt;/label&gt;</text:span></text:p>
      <text:p text:style-name="P4">              <text:span text:style-name="T1">&lt;label class="dots" id="dot5" for="B5"&gt;&lt;/label&gt;</text:span></text:p>
      <text:p text:style-name="P4">              <text:span text:style-name="T1">&lt;label class="dots" id="dot6" for="B6"&gt;&lt;/label&gt;</text:span></text:p>
      <text:p text:style-name="P4">              </text:p>
      <text:p text:style-name="P4">            <text:span text:style-name="T1">&lt;/div&gt;</text:span></text:p>
      <text:p text:style-name="P1">&lt;/div&gt;</text:p>
      <text:p text:style-name="P6"/>
      <text:p text:style-name="P1">--&gt;</text:p>
      <text:p text:style-name="P6"/>
      <text:p text:style-name="P10"> <text:span text:style-name="T17">&lt;!--   </text:span></text:p>
      <text:p text:style-name="P1">&lt;div id="Slider banner"&gt;</text:p>
      <text:p text:style-name="P4"> <text:span text:style-name="T1">&lt;input type="radio" name="slider" id="slide1" checked&gt;</text:span></text:p>
      <text:p text:style-name="P4"> <text:span text:style-name="T1">&lt;input type="radio" name="slider" id="slider2"&gt;</text:span></text:p>
      <text:p text:style-name="P4"> <text:span text:style-name="T1">&lt;input type="radio" name="slider" id="slider3"&gt;</text:span></text:p>
      <text:p text:style-name="P4"> <text:span text:style-name="T1">&lt;input type="radio" name="slider" id="slider4"&gt;</text:span></text:p>
      <text:p text:style-name="P4"> <text:span text:style-name="T1">&lt;input type="radio" name="slider" id="slider5"&gt;</text:span></text:p>
      <text:p text:style-name="P4"> <text:span text:style-name="T1">&lt;input type="radio" name="slider" id="slider6"&gt;</text:span></text:p>
      <text:p text:style-name="P1">&lt;div id="slides"&gt;</text:p>
      <text:p text:style-name="P4">  <text:span text:style-name="T1">&lt;div id="overflow"&gt;</text:span></text:p>
      <text:p text:style-name="P4"><text:soft-page-break/>    <text:span text:style-name="T1">&lt;div class="inner"&gt;</text:span></text:p>
      <text:p text:style-name="P4">      <text:span text:style-name="T1">&lt;div class="slide slide_1"&gt;</text:span></text:p>
      <text:p text:style-name="P4">        <text:span text:style-name="T1">&lt;div  class="slide content"&gt;</text:span></text:p>
      <text:p text:style-name="P4">          <text:span text:style-name="T1">&lt;img src="img_BB1.jpg.jpg"&gt;</text:span></text:p>
      <text:p text:style-name="P4">        <text:span text:style-name="T1">&lt;/div&gt;</text:span></text:p>
      <text:p text:style-name="P4">      <text:span text:style-name="T1">&lt;/div&gt;</text:span></text:p>
      <text:p text:style-name="P4">      <text:span text:style-name="T1">&lt;div class="slide slide_2"&gt;</text:span></text:p>
      <text:p text:style-name="P4">        <text:span text:style-name="T1">&lt;div class="slide content"&gt;</text:span></text:p>
      <text:p text:style-name="P4">          <text:span text:style-name="T1">&lt;img src="img_BB2.jpg.jpg"&gt;</text:span></text:p>
      <text:p text:style-name="P4">        <text:span text:style-name="T1">&lt;/div&gt;</text:span></text:p>
      <text:p text:style-name="P4">      <text:span text:style-name="T1">&lt;/div&gt;</text:span></text:p>
      <text:p text:style-name="P4">      <text:span text:style-name="T1">&lt;div class="slide slide_3"&gt;</text:span></text:p>
      <text:p text:style-name="P4">        <text:span text:style-name="T1">&lt;div class="slide content"&gt;</text:span></text:p>
      <text:p text:style-name="P4">          <text:span text:style-name="T1">&lt;h2&gt;DID YOUR KNOW?&lt;/h2&gt;</text:span></text:p>
      <text:p text:style-name="P4">          <text:span text:style-name="T1">&lt;p&gt;&lt;blockquote&gt;Children acquire knowledge of alphabet system not only through reading but also through writing&lt;/blockquote&gt;&lt;/p&gt;</text:span></text:p>
      <text:p text:style-name="P4">        <text:span text:style-name="T1">&lt;p&gt;&lt;center&gt;Read, 1971&lt;/center&gt;&lt;/p&gt;   </text:span></text:p>
      <text:p text:style-name="P4">       <text:span text:style-name="T1">&lt;/div&gt;</text:span></text:p>
      <text:p text:style-name="P4">      <text:span text:style-name="T1">&lt;/div&gt;</text:span></text:p>
      <text:p text:style-name="P4">      <text:span text:style-name="T1">&lt;div class="slide slide_4"&gt;</text:span></text:p>
      <text:p text:style-name="P4">        <text:span text:style-name="T1">&lt;div class="slide content"&gt;</text:span></text:p>
      <text:p text:style-name="P4">          <text:span text:style-name="T1">&lt;h2&gt;DID YOUR KNOW?&lt;/h2&gt;</text:span></text:p>
      <text:p text:style-name="P4">          <text:span text:style-name="T1">&lt;p&gt;&lt;blockquote&gt;Modular organisation in children brain is not present from the outset but develops gradually during learning.&lt;/blockquote&gt;&lt;/p&gt;</text:span></text:p>
      <text:p text:style-name="P4">          <text:span text:style-name="T1">&lt;p&gt;&lt;center&gt;D V M Bishop, 2000&lt;/center&gt;&lt;/p&gt;</text:span></text:p>
      <text:p text:style-name="P4">    <text:span text:style-name="T1">&lt;/div&gt;</text:span></text:p>
      <text:p text:style-name="P4">  <text:span text:style-name="T1">&lt;/div&gt;</text:span></text:p>
      <text:p text:style-name="P4">  <text:span text:style-name="T1">&lt;div class="slide slide_5"&gt;</text:span></text:p>
      <text:p text:style-name="P4">    <text:span text:style-name="T1">&lt;div class="slide content"&gt;</text:span></text:p>
      <text:p text:style-name="P4">      <text:span text:style-name="T1">&lt;h2&gt;DID YOUR KNOW?&lt;/h2&gt;</text:span></text:p>
      <text:p text:style-name="P4">      <text:span text:style-name="T1">&lt;p&gt;&lt;blockquote&gt;Handwriting may facilitate reading acquisition in young children.&lt;/blockquote&gt;&lt;/p&gt;</text:span></text:p>
      <text:p text:style-name="P4">      <text:span text:style-name="T1">&lt;p&gt;&lt;center&gt;K H James &amp;amp; L Engelhardt,2012.&lt;/center&gt;&lt;/p&gt;</text:span></text:p>
      <text:p text:style-name="P1">&lt;/div&gt;</text:p>
      <text:p text:style-name="P1">&lt;/div&gt;</text:p>
      <text:p text:style-name="P1">&lt;div class="slide slide_6"&gt;</text:p>
      <text:p text:style-name="P4">  <text:span text:style-name="T1">&lt;div class="slide content"&gt;</text:span></text:p>
      <text:p text:style-name="P4">    <text:span text:style-name="T1">&lt;h2&gt;DID YOUR KNOW?&lt;/h2&gt;</text:span></text:p>
      <text:p text:style-name="P4">    <text:span text:style-name="T1">&lt;p&gt;&lt;blockquote&gt;Early delays in letter recognition significantly predict reading difficulties in later grade and contribute to the doagnosis of literacy delays in children.&lt;/blockquote&gt;&lt;/p&gt;</text:span></text:p>
      <text:p text:style-name="P4">    <text:span text:style-name="T1">&lt;p&gt;&lt;center&gt;R E O'Connor, J</text:span></text:p>
      <text:p text:style-name="P4">      <text:span text:style-name="T1">--&gt;</text:span></text:p>
      <text:p text:style-name="P12"><text:a xlink:type="simple" xlink:href="https://en.wikipedia.org/wiki/Autumn#/media/File:Paris_raining_autumn_cityscape_(8252181936).jpg" text:style-name="Internet_20_link" text:visited-style-name="Visited_20_Internet_20_Link"/></text:p>
      <text:p text:style-name="P12"><text:a xlink:type="simple" xlink:href="https://en.wikipedia.org/wiki/Autumn#/media/File:Paris_raining_autumn_cityscape_(8252181936).jpg" text:style-name="Internet_20_link" text:visited-style-name="Visited_20_Internet_20_Link"/></text:p>
      <text:p text:style-name="P12"><text:a xlink:type="simple" xlink:href="https://en.wikipedia.org/wiki/Autumn#/media/File:Paris_raining_autumn_cityscape_(8252181936).jpg" text:style-name="Internet_20_link" text:visited-style-name="Visited_20_Internet_20_Link"/></text:p>
      <text:p text:style-name="P12"><text:a xlink:type="simple" xlink:href="https://en.wikipedia.org/wiki/Autumn#/media/File:Paris_raining_autumn_cityscape_(8252181936).jpg" text:style-name="Internet_20_link" text:visited-style-name="Visited_20_Internet_20_Link"/></text:p>
      <text:p text:style-name="P12"><text:soft-page-break/><text:a xlink:type="simple" xlink:href="https://en.wikipedia.org/wiki/Autumn#/media/File:Paris_raining_autumn_cityscape_(8252181936).jpg" text:style-name="Internet_20_link" text:visited-style-name="Visited_20_Internet_20_Link"/></text:p>
      <text:p text:style-name="P17">The site to get licence and recognised the onlime image we use from the online for free.</text:p>
      <text:p text:style-name="P12"><text:a xlink:type="simple" xlink:href="https://lizenzhinweisgenerator.de/?lang=en" text:style-name="Internet_20_link" text:visited-style-name="Visited_20_Internet_20_Link">https://lizenzhinweisgenerator.de/?lang=en</text:a> </text:p>
      <text:p text:style-name="P12"/>
      <text:p text:style-name="P12"/>
      <text:p text:style-name="P12"/>
      <text:p text:style-name="P12"><text:a xlink:type="simple" xlink:href="https://en.wikipedia.org/wiki/Autumn#/media/File:Paris_raining_autumn_cityscape_(8252181936).jpg" text:style-name="Internet_20_link" text:visited-style-name="Visited_20_Internet_20_Link">https://en.wikipedia.org/wiki/Autumn#/media/File:Paris_raining_autumn_cityscape_(8252181936).jpg</text:a> </text:p>
      <text:p text:style-name="P12"/>
      <text:p text:style-name="P12"><text:span text:style-name="T18">&lt;a href="https://www.flickr.com/people/57124063@N03"&gt;Valerii Tkachenko&lt;/a&gt;, &lt;a href="https://commons.wikimedia.org/wiki/File:Paris_raining_autumn_cityscape_(8252181936).jpg"&gt;Paris raining autumn cityscape (8252181936)&lt;/a&gt;, &lt;a href="https://creativecommons.org/licenses/by/2.0/legalcode" rel="license"&gt;CC BY 2.0&lt;/a&gt;</text:span>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a xlink:type="simple" xlink:href="https://en.wikipedia.org/wiki/Spring_(season)#/media/File:Colorful_spring_garden.jpg" text:style-name="Internet_20_link" text:visited-style-name="Visited_20_Internet_20_Link"><text:span text:style-name="T19">https://en.wikipedia.org/wiki/Spring_(season)#/media/File:Colorful_spring_garden.jpg</text:span></text:a><text:span text:style-name="T19"> </text:span><text:span text:style-name="T18">&lt;a href="https://www.flickr.com/people/15501382@N00"&gt;Anita Martinz&lt;/a&gt; from Klagenfurt, Austria, &lt;a href="https://commons.wikimedia.org/wiki/File:Colorful_spring_garden.jpg"&gt;Colorful spring garden&lt;/a&gt;, &lt;a href="https://creativecommons.org/licenses/by/2.0/legalcode" rel="license"&gt;CC BY 2.0&lt;/a&gt;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9T04:46:26.563000000</meta:creation-date>
    <dc:date>2020-09-02T14:50:38.631000000</dc:date>
    <meta:editing-duration>PT2H43M59S</meta:editing-duration>
    <meta:editing-cycles>4</meta:editing-cycles>
    <meta:generator>LibreOffice/6.1.2.1$Windows_X86_64 LibreOffice_project/65905a128db06ba48db947242809d14d3f9a93fe</meta:generator>
    <meta:document-statistic meta:table-count="0" meta:image-count="0" meta:object-count="0" meta:page-count="16" meta:paragraph-count="660" meta:word-count="1485" meta:character-count="17275" meta:non-whitespace-character-count="13843"/>
  </office:meta>
</office:document-meta>
</file>